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5cm" fo:min-width="2.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.7cm"/>
    </style:style>
    <style:style style:name="gr3" style:family="graphic" style:parent-style-name="standard">
      <style:graphic-properties draw:fill="solid" draw:fill-color="#f0e68c" draw:textarea-horizontal-align="justify" draw:textarea-vertical-align="middle" draw:auto-grow-height="false" fo:min-height="0.85cm" fo:min-width="1.1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2.84cm"/>
    </style:style>
    <style:style style:name="gr6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84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9" style:family="graphic" style:parent-style-name="standard">
      <style:graphic-properties draw:textarea-horizontal-align="justify" draw:textarea-vertical-align="middle" draw:auto-grow-height="false" fo:min-height="0.55cm" fo:min-width="2.3cm"/>
    </style:style>
    <style:style style:name="gr10" style:family="graphic" style:parent-style-name="standard">
      <style:graphic-properties draw:textarea-horizontal-align="justify" draw:textarea-vertical-align="middle" draw:auto-grow-height="false" fo:min-height="0.55cm" fo:min-width="3.1cm"/>
    </style:style>
    <style:style style:name="gr11" style:family="graphic" style:parent-style-name="standard">
      <style:graphic-properties draw:textarea-horizontal-align="justify" draw:textarea-vertical-align="middle" draw:auto-grow-height="false" fo:min-height="0.626cm" fo:min-width="0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0cm"/>
    </style:style>
    <style:style style:name="gr14" style:family="graphic" style:parent-style-name="standard">
      <style:graphic-properties draw:fill="solid" draw:fill-color="#f0e68c" draw:textarea-horizontal-align="justify" draw:textarea-vertical-align="middle" draw:auto-grow-height="false" fo:min-height="0.65cm" fo:min-width="0.4cm"/>
    </style:style>
    <style:style style:name="gr15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5cm"/>
    </style:style>
    <style:style style:name="gr16" style:family="graphic" style:parent-style-name="standard">
      <style:graphic-properties draw:stroke="none" svg:stroke-color="#000000" draw:fill="none" draw:fill-color="#ffffff" fo:min-height="0.529cm"/>
    </style:style>
    <style:style style:name="gr1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4cm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19" style:family="graphic" style:parent-style-name="standard">
      <style:graphic-properties draw:textarea-horizontal-align="justify" draw:textarea-vertical-align="middle" draw:auto-grow-height="false" fo:min-height="0.95cm" fo:min-width="2.3cm"/>
    </style:style>
    <style:style style:name="gr20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6cm"/>
    </style:style>
    <style:style style:name="gr21" style:family="graphic" style:parent-style-name="standard">
      <style:graphic-properties draw:fill="solid" draw:fill-color="#f0e68c" draw:textarea-horizontal-align="justify" draw:textarea-vertical-align="middle" draw:auto-grow-height="false" fo:min-height="0.25cm" fo:min-width="0.7cm"/>
    </style:style>
    <style:style style:name="gr22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55cm"/>
    </style:style>
    <style:style style:name="gr23" style:family="graphic" style:parent-style-name="standard">
      <style:graphic-properties draw:textarea-horizontal-align="justify" draw:textarea-vertical-align="middle" draw:auto-grow-height="false" fo:min-height="0.55cm" fo:min-width="2.4cm"/>
    </style:style>
    <style:style style:name="gr24" style:family="graphic" style:parent-style-name="standard">
      <style:graphic-properties draw:fill="solid" draw:fill-color="#f0e68c" draw:textarea-horizontal-align="justify" draw:textarea-vertical-align="middle" draw:auto-grow-height="false" fo:min-height="0.2cm" fo:min-width="0.65cm"/>
    </style:style>
    <style:style style:name="gr25" style:family="graphic" style:parent-style-name="standard">
      <style:graphic-properties draw:textarea-vertical-align="middle" draw:start-line-spacing-horizontal="0cm" draw:start-line-spacing-vertical="0.2cm" draw:end-line-spacing-vertical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95cm" fo:min-width="2.9cm"/>
    </style:style>
    <style:style style:name="gr27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1cm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gr29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6cm"/>
    </style:style>
    <style:style style:name="gr30" style:family="graphic" style:parent-style-name="standard">
      <style:graphic-properties draw:fill="solid" draw:fill-color="#f0e68c" draw:textarea-horizontal-align="justify" draw:textarea-vertical-align="middle" draw:auto-grow-height="false" fo:min-height="0.35cm" fo:min-width="0.8cm"/>
    </style:style>
    <style:style style:name="gr31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5cm"/>
    </style:style>
    <style:style style:name="gr32" style:family="graphic" style:parent-style-name="standard">
      <style:graphic-properties draw:textarea-horizontal-align="justify" draw:textarea-vertical-align="middle" draw:auto-grow-height="false" fo:min-height="0.85cm" fo:min-width="2.6cm"/>
    </style:style>
    <style:style style:name="gr33" style:family="graphic" style:parent-style-name="standard">
      <style:graphic-properties draw:textarea-horizontal-align="justify" draw:textarea-vertical-align="middle" draw:auto-grow-height="false" fo:min-height="0.85cm" fo:min-width="2.2cm"/>
    </style:style>
    <style:style style:name="gr34" style:family="graphic" style:parent-style-name="standard">
      <style:graphic-properties draw:textarea-horizontal-align="justify" draw:textarea-vertical-align="middle" draw:auto-grow-height="false" fo:min-height="1.05cm" fo:min-width="2.4cm"/>
    </style:style>
    <style:style style:name="gr35" style:family="graphic" style:parent-style-name="standard">
      <style:graphic-properties draw:fill="solid" draw:fill-color="#f0e68c" draw:textarea-horizontal-align="justify" draw:textarea-vertical-align="middle" draw:auto-grow-height="false" fo:min-height="0.45cm" fo:min-width="0.55cm"/>
    </style:style>
    <style:style style:name="gr3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5cm"/>
    </style:style>
    <style:style style:name="gr37" style:family="graphic" style:parent-style-name="standard">
      <style:graphic-properties draw:fill="solid" draw:fill-color="#f0e68c" draw:textarea-horizontal-align="justify" draw:textarea-vertical-align="middle" draw:auto-grow-height="false" fo:min-height="0.55cm" fo:min-width="0.4cm"/>
    </style:style>
    <style:style style:name="gr38" style:family="graphic" style:parent-style-name="standard">
      <style:graphic-properties draw:textarea-horizontal-align="justify" draw:textarea-vertical-align="middle" draw:auto-grow-height="false" fo:min-height="0.85cm" fo:min-width="2.4cm"/>
    </style:style>
    <style:style style:name="gr39" style:family="graphic" style:parent-style-name="standard">
      <style:graphic-properties draw:fill="solid" draw:fill-color="#f0e68c" draw:textarea-horizontal-align="justify" draw:textarea-vertical-align="middle" draw:auto-grow-height="false" fo:min-height="0.6cm" fo:min-width="0.65cm"/>
    </style:style>
    <style:style style:name="gr40" style:family="graphic" style:parent-style-name="standard">
      <style:graphic-properties draw:textarea-horizontal-align="justify" draw:textarea-vertical-align="middle" draw:auto-grow-height="false" fo:min-height="0.85cm" fo:min-width="3cm"/>
    </style:style>
    <style:style style:name="gr41" style:family="graphic" style:parent-style-name="standard">
      <style:graphic-properties draw:fill="solid" draw:fill-color="#f0e68c" draw:textarea-horizontal-align="justify" draw:textarea-vertical-align="middle" draw:auto-grow-height="false" fo:min-height="0.4cm" fo:min-width="0.7cm"/>
    </style:style>
    <style:style style:name="gr42" style:family="graphic" style:parent-style-name="standard">
      <style:graphic-properties draw:fill="solid" draw:fill-color="#f0e68c" draw:textarea-horizontal-align="justify" draw:textarea-vertical-align="middle" draw:auto-grow-height="false" fo:min-height="0.3cm" fo:min-width="0.5cm"/>
    </style:style>
    <style:style style:name="gr43" style:family="graphic" style:parent-style-name="standard">
      <style:graphic-properties draw:textarea-horizontal-align="justify" draw:textarea-vertical-align="middle" draw:auto-grow-height="false" fo:min-height="0.35cm" fo:min-width="1.1cm"/>
    </style:style>
    <style:style style:name="gr44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45" style:family="graphic" style:parent-style-name="standard">
      <style:graphic-properties draw:textarea-horizontal-align="justify" draw:textarea-vertical-align="middle" draw:auto-grow-height="false" fo:min-height="0.35cm" fo:min-width="1.4cm"/>
    </style:style>
    <style:style style:name="gr46" style:family="graphic" style:parent-style-name="standard">
      <style:graphic-properties draw:textarea-horizontal-align="justify" draw:textarea-vertical-align="middle" draw:auto-grow-height="false" fo:min-height="0.095cm" fo:min-width="0cm"/>
    </style:style>
    <style:style style:name="gr47" style:family="graphic" style:parent-style-name="standard">
      <style:graphic-properties draw:textarea-horizontal-align="justify" draw:textarea-vertical-align="middle" draw:auto-grow-height="false" fo:min-height="0cm" fo:min-width="4.194cm"/>
    </style:style>
    <style:style style:name="gr48" style:family="graphic" style:parent-style-name="standard">
      <style:graphic-properties draw:textarea-horizontal-align="justify" draw:textarea-vertical-align="middle" draw:auto-grow-height="false" fo:min-height="0.378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75cm" fo:min-width="1.4cm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fo:min-height="0.158cm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54" style:family="graphic" style:parent-style-name="standard">
      <style:graphic-properties draw:stroke="none" svg:stroke-color="#000000" draw:fill="none" draw:fill-color="#ffffff" fo:min-height="0.265cm"/>
    </style:style>
    <style:style style:name="gr55" style:family="graphic" style:parent-style-name="standard">
      <style:graphic-properties draw:stroke="none" svg:stroke-color="#000000" draw:fill="none" draw:fill-color="#ffffff" fo:min-height="0.315cm"/>
    </style:style>
    <style:style style:name="gr56" style:family="graphic" style:parent-style-name="standard">
      <style:graphic-properties draw:fill="solid" draw:fill-color="#f0e68c" draw:textarea-horizontal-align="justify" draw:textarea-vertical-align="middle" draw:auto-grow-height="false" fo:min-height="0.5cm" fo:min-width="0.45cm"/>
    </style:style>
    <style:style style:name="gr57" style:family="graphic" style:parent-style-name="standard">
      <style:graphic-properties draw:textarea-horizontal-align="justify" draw:textarea-vertical-align="middle" draw:auto-grow-height="false" fo:min-height="0.85cm" fo:min-width="2.1cm"/>
    </style:style>
    <style:style style:name="gr58" style:family="graphic" style:parent-style-name="standard">
      <style:graphic-properties draw:textarea-horizontal-align="justify" draw:textarea-vertical-align="middle" draw:auto-grow-height="false" fo:min-height="1.05cm" fo:min-width="2.68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solid" draw:fill-color="#f0e68c"/>
      <style:paragraph-properties fo:text-align="center"/>
      <style:text-properties fo:font-size="11pt" style:font-size-asian="18pt" style:font-size-complex="18pt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1pt"/>
    </style:style>
    <style:style style:name="T3" style:family="text">
      <style:text-properties fo:font-size="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2.7cm" svg:height="1.2cm" svg:x="1.3cm" svg:y="8.6cm">
          <text:p text:style-name="P1"><text:span text:style-name="T1">LOCAL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2cm" svg:x="11.7cm" svg:y="8.6cm">
          <text:p text:style-name="P1"><text:span text:style-name="T1">NEG</text:span><text:span text:style-name="T1">OZI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3cm" svg:height="2.2cm" svg:x="6.2cm" svg:y="8.1cm">
          <text:p text:style-name="P1"><text:span text:style-name="T1">In </text:span><text:span text:style-name="T1">affit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4cm" svg:y1="9.2cm" svg:x2="6.2cm" svg:y2="9.2cm" draw:start-shape="id1" draw:start-glue-point="1" draw:end-shape="id2" svg:d="M4000 9200h2200" svg:viewBox="0 0 2201 1">
          <text:p text:style-name="P1"><text:span text:style-name="T1">(0, 1)</text:span></text:p>
          <text:p text:style-name="P1"><text:span text:style-name="T1"/></text:p>
        </draw:connector>
        <draw:connector draw:style-name="gr4" draw:text-style-name="P2" draw:layer="layout" svg:x1="9.5cm" svg:y1="9.2cm" svg:x2="11.7cm" svg:y2="9.2cm" draw:start-shape="id2" draw:end-shape="id3" svg:d="M9500 9200h2200" svg:viewBox="0 0 2201 1">
          <text:p text:style-name="P1"><text:span text:style-name="T1">(1, n)</text:span></text:p>
          <text:p text:style-name="P1"><text:span text:style-name="T1"/></text:p>
        </draw:connector>
        <draw:custom-shape draw:style-name="gr5" draw:text-style-name="P2" xml:id="id5" draw:id="id5" draw:layer="layout" svg:width="3.34cm" svg:height="1.2cm" svg:x="23.46cm" svg:y="8.6cm">
          <text:p text:style-name="P1"><text:span text:style-name="T1">REPART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2.683cm" svg:height="1.6cm" svg:x="18.8cm" svg:y="8.2cm">
          <text:p text:style-name="P1"><text:span text:style-name="T1">Fa par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905cm" svg:y1="9.001cm" svg:x2="18.8cm" svg:y2="9cm" draw:end-shape="id4" svg:d="M14905 9001h1697v-1h2198" svg:viewBox="0 0 3896 2">
          <text:p/>
        </draw:connector>
        <draw:custom-shape draw:style-name="gr8" draw:text-style-name="P2" xml:id="id7" draw:id="id7" draw:layer="layout" svg:width="3.6cm" svg:height="1cm" svg:x="32.6cm" svg:y="8.7cm">
          <text:p text:style-name="P1"><text:span text:style-name="T1">DIPE</text:span><text:span text:style-name="T1">NDEN</text:span><text:span text:style-name="T1">T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2.8cm" svg:height="0.8cm" svg:x="37.2cm" svg:y="12.5cm">
          <text:p text:style-name="P1"><text:span text:style-name="T1">MAN</text:span><text:span text:style-name="T1">AG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9" draw:id="id9" draw:layer="layout" svg:width="3.6cm" svg:height="0.8cm" svg:x="32.7cm" svg:y="12.5cm">
          <text:p text:style-name="P1"><text:span text:style-name="T1">RES</text:span><text:span text:style-name="T1">PO</text:span><text:span text:style-name="T1">NSA</text:span><text:span text:style-name="T1">BI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8cm" svg:height="0.8cm" svg:x="29cm" svg:y="12.5cm">
          <text:p text:style-name="P1"><text:span text:style-name="T1">SEMPLI</text:span><text:span text:style-name="T1">CE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11" draw:text-style-name="P1" draw:layer="layout" svg:width="0.487cm" svg:height="1cm" svg:x="34.213cm" svg:y="9.7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12" draw:text-style-name="P1" draw:layer="layout" svg:width="8.8cm" svg:height="0.2cm" svg:x="30cm" svg:y="10.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4cm" svg:height="1.6cm" svg:x="29.9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4.3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8.501cm" svg:y="10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14" draw:text-style-name="P3" xml:id="id6" draw:id="id6" draw:layer="layout" svg:width="1.8cm" svg:height="1.8cm" svg:x="29.3cm" svg:y="8.3cm">
          <text:p text:style-name="P1"><text:span text:style-name="T1">L</text:span><text:span text:style-name="T1">a</text:span><text:span text:style-name="T1">v</text:span><text:span text:style-name="T1">o</text:span><text:span text:style-name="T1">r</text:span><text:span text:style-name="T1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26.8cm" svg:y1="9.2cm" svg:x2="29.3cm" svg:y2="9.2cm" draw:start-shape="id5" draw:end-shape="id6" svg:d="M26800 9200h2500" svg:viewBox="0 0 2501 1">
          <text:p text:style-name="P1"><text:span text:style-name="T1">(1, n)</text:span></text:p>
          <text:p text:style-name="P1"><text:span text:style-name="T1"/></text:p>
        </draw:connector>
        <draw:connector draw:style-name="gr4" draw:text-style-name="P2" draw:layer="layout" svg:x1="31.1cm" svg:y1="9.2cm" svg:x2="32.6cm" svg:y2="9.2cm" draw:start-shape="id6" draw:start-glue-point="1" draw:end-shape="id7" svg:d="M31100 9200h1500" svg:viewBox="0 0 1501 1">
          <text:p text:style-name="P1"><text:span text:style-name="T1">(0, n)</text:span></text:p>
          <text:p text:style-name="P1"><text:span text:style-name="T1"/></text:p>
        </draw:connector>
        <draw:custom-shape draw:style-name="gr15" draw:text-style-name="P3" xml:id="id8" draw:id="id8" draw:layer="layout" svg:width="2cm" svg:height="1.6cm" svg:x="24.1cm" svg:y="11.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25.1cm" svg:y1="11.4cm" svg:x2="25.13cm" svg:y2="9.8cm" draw:start-shape="id8" draw:start-glue-point="0" draw:end-shape="id5" svg:d="M25100 11400v-800h30v-800" svg:viewBox="0 0 31 1601">
          <text:p/>
        </draw:connector>
        <draw:connector draw:style-name="gr7" draw:text-style-name="P2" draw:layer="layout" draw:line-skew="0.499cm" svg:x1="34.5cm" svg:y1="13.3cm" svg:x2="25.1cm" svg:y2="13cm" draw:start-shape="id9" draw:start-glue-point="2" draw:end-shape="id8" draw:end-glue-point="6" svg:d="M34500 13300v1000h-9400v-1300" svg:viewBox="0 0 9401 1301">
          <text:p/>
        </draw:connector>
        <draw:frame draw:style-name="gr16" draw:text-style-name="P4" draw:layer="layout" svg:width="1.6cm" svg:height="0.779cm" svg:x="37.3cm" svg:y="13.4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5cm" svg:y="9.8cm">
          <draw:text-box>
            <text:p><text:span text:style-name="T2">(1, 1</text:span><text:span text:style-name="T1">)</text:span></text:p>
          </draw:text-box>
        </draw:frame>
        <draw:custom-shape draw:style-name="gr17" draw:text-style-name="P3" xml:id="id10" draw:id="id10" draw:layer="layout" svg:width="1.8cm" svg:height="1.4cm" svg:x="13.6cm" svg:y="14cm">
          <text:p text:style-name="P1"><text:span text:style-name="T1">gest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4.495cm" svg:y1="9.8cm" svg:x2="14.5cm" svg:y2="14cm" draw:end-shape="id10" svg:d="M14495 9800v1850h5v2350" svg:viewBox="0 0 6 4201">
          <text:p/>
        </draw:connector>
        <draw:connector draw:style-name="gr7" draw:text-style-name="P2" draw:layer="layout" svg:x1="15.4cm" svg:y1="14.7cm" svg:x2="38.6cm" svg:y2="13.3cm" draw:start-shape="id10" draw:start-glue-point="7" draw:end-shape="id11" draw:end-glue-point="2" svg:d="M15400 14700h23200v-1400" svg:viewBox="0 0 23201 1401">
          <text:p/>
        </draw:connector>
        <draw:frame draw:style-name="gr16" draw:text-style-name="P4" draw:layer="layout" svg:width="1.6cm" svg:height="0.779cm" svg:x="33.2cm" svg:y="13.80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14.3cm" svg:y="10.1cm">
          <draw:text-box>
            <text:p><text:span text:style-name="T2">(1, 1</text:span><text:span text:style-name="T1">)</text:span></text:p>
          </draw:text-box>
        </draw:frame>
        <draw:custom-shape draw:style-name="gr18" draw:text-style-name="P2" xml:id="id14" draw:id="id14" draw:layer="layout" svg:width="2.6cm" svg:height="1cm" svg:x="2.2cm" svg:y="12.5cm">
          <text:p text:style-name="P1"><text:span text:style-name="T1">SCONTR</text:span><text:span text:style-name="T1">INO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13" draw:id="id13" draw:layer="layout" svg:width="2.8cm" svg:height="1.2cm" svg:x="2.1cm" svg:y="16.1cm">
          <text:p text:style-name="P1"><text:span text:style-name="T1">FDE</text:span><text:span text:style-name="T1">LITY</text:span></text:p>
          <text:p text:style-name="P1"><text:span text:style-name="T1">CAR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xml:id="id12" draw:id="id12" draw:layer="layout" svg:width="2.2cm" svg:height="1.1cm" svg:x="2.4cm" svg:y="14.3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3" xml:id="id15" draw:id="id15" draw:layer="layout" svg:width="2.4cm" svg:height="1cm" svg:x="2.3cm" svg:y="28.1cm">
          <text:p text:style-name="P1"><text:span text:style-name="T1">associ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3.5cm" svg:y1="15.4cm" svg:x2="3.5cm" svg:y2="16.1cm" draw:start-shape="id12" draw:start-glue-point="6" draw:end-shape="id13" draw:end-glue-point="0" svg:d="M3500 15400v700" svg:viewBox="0 0 1 701">
          <text:p/>
        </draw:connector>
        <draw:connector draw:style-name="gr7" draw:text-style-name="P2" draw:layer="layout" svg:x1="3.5cm" svg:y1="14.3cm" svg:x2="3.5cm" svg:y2="13.5cm" draw:start-shape="id12" draw:start-glue-point="4" draw:end-shape="id14" draw:end-glue-point="2" svg:d="M3500 14300v-800" svg:viewBox="0 0 1 801">
          <text:p/>
        </draw:connector>
        <draw:frame draw:style-name="gr16" draw:text-style-name="P4" draw:layer="layout" svg:width="1.66cm" svg:height="0.779cm" svg:x="40.2cm" svg:y="9.7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3.5cm" svg:y1="28.1cm" svg:x2="3.5cm" svg:y2="17.3cm" draw:start-shape="id15" draw:start-glue-point="4" draw:end-shape="id13" draw:end-glue-point="2" svg:d="M3500 28100v-10800" svg:viewBox="0 0 1 10801">
          <text:p/>
        </draw:connector>
        <draw:frame draw:style-name="gr16" draw:text-style-name="P4" draw:layer="layout" svg:width="1.66cm" svg:height="0.779cm" svg:x="3.34cm" svg:y="17.4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3.34cm" svg:y="15.6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.34cm" svg:y="13.521cm">
          <draw:text-box>
            <text:p><text:span text:style-name="T2">(0, 1</text:span><text:span text:style-name="T1">)</text:span></text:p>
          </draw:text-box>
        </draw:frame>
        <draw:custom-shape draw:style-name="gr22" draw:text-style-name="P3" xml:id="id16" draw:id="id16" draw:layer="layout" svg:width="2.1cm" svg:height="1.3cm" svg:x="7.4cm" svg:y="11.6cm">
          <text:p text:style-name="P1"><text:span text:style-name="T1">Associa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4.8cm" svg:y1="13cm" svg:x2="7.4cm" svg:y2="12.25cm" draw:start-shape="id14" draw:end-shape="id16" svg:d="M4800 13000h1300v-750h1300" svg:viewBox="0 0 2601 751">
          <text:p/>
        </draw:connector>
        <draw:frame draw:style-name="gr16" draw:text-style-name="P4" draw:layer="layout" svg:width="1.66cm" svg:height="0.779cm" svg:x="4.74cm" svg:y="12.4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0.24cm" svg:y="9.6cm">
          <draw:text-box>
            <text:p><text:span text:style-name="T2">(0, n</text:span><text:span text:style-name="T1">)</text:span></text:p>
          </draw:text-box>
        </draw:frame>
        <draw:custom-shape draw:style-name="gr23" draw:text-style-name="P2" xml:id="id17" draw:id="id17" draw:layer="layout" svg:width="2.9cm" svg:height="0.8cm" svg:x="17cm" svg:y="16.7cm">
          <text:p text:style-name="P1"><text:span text:style-name="T1">PRO</text:span><text:span text:style-name="T1">DOT</text:span><text:span text:style-name="T1">TO</text:span></text:p>
          <draw:enhanced-geometry svg:viewBox="0 0 21600 21600" draw:type="rectangle" draw:enhanced-path="M 0 0 L 21600 0 21600 21600 0 21600 0 0 Z N"/>
        </draw:custom-shape>
        <draw:custom-shape draw:style-name="gr24" draw:text-style-name="P3" xml:id="id18" draw:id="id18" draw:layer="layout" svg:width="2.3cm" svg:height="0.9cm" svg:x="19.6cm" svg:y="11.3cm">
          <text:p text:style-name="P1"><text:span text:style-name="T1">Ven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5cm" svg:y1="16.7cm" svg:x2="19.6cm" svg:y2="11.75cm" draw:start-shape="id17" draw:start-glue-point="0" draw:end-shape="id18" draw:end-glue-point="5" svg:d="M18450 16700v-4950h1150" svg:viewBox="0 0 1151 4951">
          <text:p/>
        </draw:connector>
        <draw:connector draw:style-name="gr25" draw:text-style-name="P2" draw:layer="layout" draw:line-skew="-0.273cm" svg:x1="21.9cm" svg:y1="11.75cm" svg:x2="23.46cm" svg:y2="9.499cm" draw:start-shape="id18" draw:start-glue-point="7" svg:d="M21900 11750h508v-2251h1052" svg:viewBox="0 0 1561 2252">
          <text:p/>
        </draw:connector>
        <draw:frame draw:style-name="gr16" draw:text-style-name="P4" draw:layer="layout" svg:width="1.66cm" svg:height="0.779cm" svg:x="18.3cm" svg:y="16.1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24cm" svg:y="9.521cm">
          <draw:text-box>
            <text:p><text:span text:style-name="T2">(1, n</text:span><text:span text:style-name="T1">)</text:span></text:p>
          </draw:text-box>
        </draw:frame>
        <draw:custom-shape draw:style-name="gr17" draw:text-style-name="P3" xml:id="id19" draw:id="id19" draw:layer="layout" svg:width="1.8cm" svg:height="1.4cm" svg:x="7.2cm" svg:y="16.4cm">
          <text:p text:style-name="P1"><text:span text:style-name="T1">inclu</text:span><text:span text:style-name="T1">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cm" svg:y1="17.1cm" svg:x2="17cm" svg:y2="17.1cm" draw:start-shape="id19" draw:start-glue-point="1" draw:end-shape="id17" svg:d="M9000 17100h8000" svg:viewBox="0 0 8001 1">
          <text:p/>
        </draw:connector>
        <draw:connector draw:style-name="gr7" draw:text-style-name="P2" draw:layer="layout" draw:line-skew="0.342cm" svg:x1="7.2cm" svg:y1="17.1cm" svg:x2="4.816cm" svg:y2="13.222cm" draw:start-shape="id19" svg:d="M7200 17100h-1100v-3878h-1284" svg:viewBox="0 0 2385 3879">
          <text:p/>
        </draw:connector>
        <draw:frame draw:style-name="gr16" draw:text-style-name="P4" draw:layer="layout" svg:width="1.66cm" svg:height="0.779cm" svg:x="15.74cm" svg:y="16.5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4.8cm" svg:y="13.3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xml:id="id21" draw:id="id21" draw:layer="layout" svg:width="3.4cm" svg:height="1.2cm" svg:x="11.6cm" svg:y="2.2cm">
          <text:p text:style-name="P1"><text:span text:style-name="T1">MAGAZ</text:span><text:span text:style-name="T1">ZINO</text:span></text:p>
          <draw:enhanced-geometry svg:viewBox="0 0 21600 21600" draw:type="rectangle" draw:enhanced-path="M 0 0 L 21600 0 21600 21600 0 21600 0 0 Z N"/>
        </draw:custom-shape>
        <draw:custom-shape draw:style-name="gr27" draw:text-style-name="P3" xml:id="id20" draw:id="id20" draw:layer="layout" svg:width="3cm" svg:height="1.4cm" svg:x="11.8cm" svg:y="5.1cm">
          <text:p text:style-name="P1"><text:span text:style-name="T1">Appartiene 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3cm" svg:y1="6.5cm" svg:x2="13.3cm" svg:y2="8.6cm" draw:start-shape="id20" draw:start-glue-point="6" draw:end-shape="id3" draw:end-glue-point="0" svg:d="M13300 6500v2100" svg:viewBox="0 0 1 2101">
          <text:p/>
        </draw:connector>
        <draw:connector draw:style-name="gr7" draw:text-style-name="P2" draw:layer="layout" svg:x1="13.3cm" svg:y1="5.1cm" svg:x2="13.3cm" svg:y2="3.4cm" draw:start-shape="id20" draw:start-glue-point="4" draw:end-shape="id21" svg:d="M13300 5100v-1700" svg:viewBox="0 0 1 1701">
          <text:p/>
        </draw:connector>
        <draw:frame draw:style-name="gr16" draw:text-style-name="P4" draw:layer="layout" svg:width="1.6cm" svg:height="0.779cm" svg:x="12.9cm" svg:y="7.3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3.2cm" svg:y="3.421cm">
          <draw:text-box>
            <text:p><text:span text:style-name="T2">(1, 1</text:span><text:span text:style-name="T1">)</text:span></text:p>
          </draw:text-box>
        </draw:frame>
        <draw:custom-shape draw:style-name="gr28" draw:text-style-name="P2" xml:id="id23" draw:id="id23" draw:layer="layout" svg:width="2.8cm" svg:height="1cm" svg:x="21.1cm" svg:y="2.3cm">
          <text:p text:style-name="P1"><text:span text:style-name="T1">SCAF</text:span><text:span text:style-name="T1">FAL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25" draw:id="id25" draw:layer="layout" svg:width="2.8cm" svg:height="1cm" svg:x="16.2cm" svg:y="4.3cm">
          <text:p text:style-name="P1"><text:span text:style-name="T1">RIPI</text:span><text:span text:style-name="T1">ANO</text:span></text:p>
          <draw:enhanced-geometry svg:viewBox="0 0 21600 21600" draw:type="rectangle" draw:enhanced-path="M 0 0 L 21600 0 21600 21600 0 21600 0 0 Z N"/>
        </draw:custom-shape>
        <draw:custom-shape draw:style-name="gr29" draw:text-style-name="P3" xml:id="id22" draw:id="id22" draw:layer="layout" svg:width="2.2cm" svg:height="1.2cm" svg:x="16.4cm" svg:y="2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3" xml:id="id24" draw:id="id24" draw:layer="layout" svg:width="2.6cm" svg:height="1.2cm" svg:x="21.2cm" svg:y="4.2cm">
          <text:p text:style-name="P1"><text:span text:style-name="T1">comp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cm" svg:y1="2.8cm" svg:x2="16.4cm" svg:y2="2.8cm" draw:start-shape="id21" draw:start-glue-point="1" draw:end-shape="id22" draw:end-glue-point="5" svg:d="M15000 2800h1400" svg:viewBox="0 0 1401 1">
          <text:p/>
        </draw:connector>
        <draw:connector draw:style-name="gr7" draw:text-style-name="P2" draw:layer="layout" svg:x1="18.6cm" svg:y1="2.8cm" svg:x2="21.1cm" svg:y2="2.8cm" draw:start-shape="id22" draw:start-glue-point="7" draw:end-shape="id23" draw:end-glue-point="3" svg:d="M18600 2800h2500" svg:viewBox="0 0 2501 1">
          <text:p/>
        </draw:connector>
        <draw:connector draw:style-name="gr7" draw:text-style-name="P2" draw:layer="layout" svg:x1="22.5cm" svg:y1="3.3cm" svg:x2="22.5cm" svg:y2="4.2cm" draw:start-shape="id23" draw:start-glue-point="2" draw:end-shape="id24" draw:end-glue-point="4" svg:d="M22500 3300v900" svg:viewBox="0 0 1 901">
          <text:p/>
        </draw:connector>
        <draw:connector draw:style-name="gr7" draw:text-style-name="P2" draw:layer="layout" svg:x1="21.2cm" svg:y1="4.8cm" svg:x2="19cm" svg:y2="4.8cm" draw:start-shape="id24" draw:start-glue-point="5" draw:end-shape="id25" draw:end-glue-point="1" svg:d="M21200 4800h-2200" svg:viewBox="0 0 2201 1">
          <text:p/>
        </draw:connector>
        <draw:frame draw:style-name="gr16" draw:text-style-name="P4" draw:layer="layout" svg:width="1.6cm" svg:height="0.779cm" svg:x="19.7cm" svg:y="2.22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cm" svg:height="0.779cm" svg:x="18.9cm" svg:y="4.8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4.84cm" svg:y="2.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2.7cm" svg:y="3.321cm">
          <draw:text-box>
            <text:p><text:span text:style-name="T2">(1, n</text:span><text:span text:style-name="T1">)</text:span></text:p>
          </draw:text-box>
        </draw:frame>
        <draw:custom-shape draw:style-name="gr31" draw:text-style-name="P3" xml:id="id26" draw:id="id26" draw:layer="layout" svg:width="2cm" svg:height="1.7cm" svg:x="16.6cm" svg:y="6.8cm">
          <text:p text:style-name="P1"><text:span text:style-name="T1">con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6cm" svg:y1="5.3cm" svg:x2="17.6cm" svg:y2="6.8cm" draw:start-shape="id25" draw:end-shape="id26" draw:end-glue-point="4" svg:d="M17600 5300v1500" svg:viewBox="0 0 1 1501">
          <text:p/>
        </draw:connector>
        <draw:custom-shape draw:style-name="gr32" draw:text-style-name="P2" xml:id="id31" draw:id="id31" draw:layer="layout" svg:width="3.1cm" svg:height="1.1cm" svg:x="7.5cm" svg:y="25.3cm">
          <text:p text:style-name="P1"><text:span text:style-name="T1">F</text:span><text:span text:style-name="T1">O</text:span><text:span text:style-name="T1">R</text:span><text:span text:style-name="T1">N</text:span><text:span text:style-name="T1">IT</text:span><text:span text:style-name="T1">O</text:span><text:span text:style-name="T1">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xml:id="id27" draw:id="id27" draw:layer="layout" svg:width="2.7cm" svg:height="1.1cm" svg:x="7.7cm" svg:y="20.1cm">
          <text:p text:style-name="P1"><text:span text:style-name="T1">O</text:span><text:span text:style-name="T1">R</text:span><text:span text:style-name="T1">D</text:span><text:span text:style-name="T1">I</text:span><text:span text:style-name="T1">N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7.6cm" svg:y1="8.5cm" svg:x2="18.052cm" svg:y2="16.71cm" draw:start-shape="id26" draw:start-glue-point="6" svg:d="M17600 8500v4356h452v3854" svg:viewBox="0 0 453 8211">
          <text:p/>
        </draw:connector>
        <draw:frame draw:style-name="gr16" draw:text-style-name="P4" draw:layer="layout" svg:width="1.66cm" svg:height="0.779cm" svg:x="14.74cm" svg:y="8.5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22.1cm" svg:y="8.621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draw:line-skew="-0.462cm" svg:x1="9.5cm" svg:y1="12.25cm" svg:x2="11.721cm" svg:y2="9.498cm" draw:start-shape="id16" draw:start-glue-point="7" svg:d="M9500 12250h900v-2752h1321" svg:viewBox="0 0 2222 2753">
          <text:p/>
        </draw:connector>
        <draw:custom-shape draw:style-name="gr34" draw:text-style-name="P2" xml:id="id33" draw:id="id33" draw:layer="layout" svg:width="2.9cm" svg:height="1.3cm" svg:x="33.7cm" svg:y="23.4cm">
          <text:p text:style-name="P1"><text:span text:style-name="T1">CATE</text:span><text:span text:style-name="T1">GORI</text:span><text:span text:style-name="T1">A</text:span></text:p>
          <text:p text:style-name="P1"><text:span text:style-name="T1">PRO</text:span><text:span text:style-name="T1">DOTT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35" draw:text-style-name="P3" xml:id="id30" draw:id="id30" draw:layer="layout" svg:width="2.1cm" svg:height="1.4cm" svg:x="8cm" svg:y="22.6cm">
          <text:p text:style-name="P1"><text:span text:style-name="T1">affer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" xml:id="id28" draw:id="id28" draw:layer="layout" svg:width="2.1cm" svg:height="1.4cm" svg:x="10.9cm" svg:y="18cm">
          <text:p text:style-name="P1"><text:span text:style-name="T1">richied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" xml:id="id29" draw:id="id29" draw:layer="layout" svg:width="2cm" svg:height="1.5cm" svg:x="13.8cm" svg:y="19.9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9.05cm" svg:y1="20.1cm" svg:x2="10.9cm" svg:y2="18.7cm" draw:start-shape="id27" draw:start-glue-point="0" draw:end-shape="id28" svg:d="M9050 20100v-1400h1850" svg:viewBox="0 0 1851 1401">
          <text:p/>
        </draw:connector>
        <draw:connector draw:style-name="standard" draw:layer="layout" draw:line-skew="2cm" svg:x1="11.95cm" svg:y1="18cm" svg:x2="13.3cm" svg:y2="9.8cm" draw:start-shape="id28" draw:start-glue-point="4" draw:end-shape="id3" svg:d="M11950 18000v-2100h1350v-6100" svg:viewBox="0 0 1351 8201">
          <text:p/>
        </draw:connector>
        <draw:frame draw:style-name="gr16" draw:text-style-name="P4" draw:layer="layout" svg:width="1.66cm" svg:height="0.779cm" svg:x="13.1cm" svg:y="9.721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7.8cm" svg:y="19.5cm">
          <draw:text-box>
            <text:p><text:span text:style-name="T2">(1, 1</text:span><text:span text:style-name="T1">)</text:span></text:p>
          </draw:text-box>
        </draw:frame>
        <draw:connector draw:style-name="gr7" draw:text-style-name="P2" draw:layer="layout" svg:x1="13.8cm" svg:y1="20.65cm" svg:x2="10.4cm" svg:y2="20.65cm" draw:start-shape="id29" draw:start-glue-point="5" draw:end-shape="id27" svg:d="M13800 20650h-3400" svg:viewBox="0 0 3401 1">
          <text:p/>
        </draw:connector>
        <draw:frame draw:style-name="gr16" draw:text-style-name="P4" draw:layer="layout" svg:width="1.6cm" svg:height="0.779cm" svg:x="10.3cm" svg:y="20.1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16.64cm" svg:y="17.5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svg:x1="9.05cm" svg:y1="22.6cm" svg:x2="9.05cm" svg:y2="21.2cm" draw:start-shape="id30" draw:start-glue-point="4" draw:end-shape="id27" draw:end-glue-point="2" svg:d="M9050 22600v-1400" svg:viewBox="0 0 1 1401">
          <text:p/>
        </draw:connector>
        <draw:connector draw:style-name="gr7" draw:text-style-name="P2" draw:layer="layout" svg:x1="9.05cm" svg:y1="24cm" svg:x2="9.05cm" svg:y2="25.3cm" draw:start-shape="id30" draw:start-glue-point="6" draw:end-shape="id31" svg:d="M9050 24000v1300" svg:viewBox="0 0 1 1301">
          <text:p/>
        </draw:connector>
        <draw:frame draw:style-name="gr16" draw:text-style-name="P4" draw:layer="layout" svg:width="1.6cm" svg:height="0.779cm" svg:x="7.8cm" svg:y="21.201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7.84cm" svg:y="24.8cm">
          <draw:text-box>
            <text:p><text:span text:style-name="T2">(1, n</text:span><text:span text:style-name="T1">)</text:span></text:p>
          </draw:text-box>
        </draw:frame>
        <draw:custom-shape draw:style-name="gr37" draw:text-style-name="P3" xml:id="id32" draw:id="id32" draw:layer="layout" svg:width="1.8cm" svg:height="1.6cm" svg:x="24.4cm" svg:y="25.2cm">
          <text:p text:style-name="P1"><text:span text:style-name="T1">fornis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6cm" svg:y1="25.85cm" svg:x2="24.4cm" svg:y2="26cm" draw:start-shape="id31" draw:end-shape="id32" svg:d="M10600 25850h6900v150h6900" svg:viewBox="0 0 13801 151">
          <text:p/>
        </draw:connector>
        <draw:connector draw:style-name="gr7" draw:text-style-name="P2" draw:layer="layout" draw:line-skew="0.299cm" svg:x1="26.2cm" svg:y1="26cm" svg:x2="33.7cm" svg:y2="24.05cm" draw:start-shape="id32" draw:end-shape="id33" svg:d="M26200 26000h4050v-1950h3450" svg:viewBox="0 0 7501 1951">
          <text:p/>
        </draw:connector>
        <draw:frame draw:style-name="gr16" draw:text-style-name="P4" draw:layer="layout" svg:width="1.66cm" svg:height="0.779cm" svg:x="10.44cm" svg:y="25.3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32.3cm" svg:y="24.1cm">
          <draw:text-box>
            <text:p><text:span text:style-name="T2">(1, n</text:span><text:span text:style-name="T1">)</text:span></text:p>
          </draw:text-box>
        </draw:frame>
        <draw:g>
          <draw:custom-shape draw:style-name="gr11" draw:text-style-name="P1" draw:layer="layout" svg:width="0.487cm" svg:height="1cm" svg:x="34.712cm" svg:y="24.7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30.499cm" svg:y="25.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30.39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3.5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9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36.001cm" svg:y="25.9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26" draw:text-style-name="P2" draw:layer="layout" svg:width="3.4cm" svg:height="1.2cm" svg:x="28.5cm" svg:y="27.5cm">
          <text:p text:style-name="P1"><text:span text:style-name="T1">CA</text:span><text:span text:style-name="T1">TE</text:span><text:span text:style-name="T1">GO</text:span><text:span text:style-name="T1">RIA</text:span></text:p>
          <text:p text:style-name="P1"><text:span text:style-name="T1">AB</text:span><text:span text:style-name="T1">BIG</text:span><text:span text:style-name="T1">LIA</text:span><text:span text:style-name="T1">ME</text:span><text:span text:style-name="T1">N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2.9cm" svg:height="1.1cm" svg:x="32.3cm" svg:y="27.5cm">
          <text:p text:style-name="P1"><text:span text:style-name="T1">CA</text:span><text:span text:style-name="T1">TE</text:span><text:span text:style-name="T1">GO</text:span><text:span text:style-name="T1">RIA</text:span></text:p>
          <text:p text:style-name="P1"><text:span text:style-name="T1">ALI</text:span><text:span text:style-name="T1">ME</text:span><text:span text:style-name="T1">NT</text:span><text:span text:style-name="T1">ARI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35.4cm" svg:y="27.5cm">
          <text:p text:style-name="P1"><text:span text:style-name="T1">CATE</text:span><text:span text:style-name="T1">GORI</text:span><text:span text:style-name="T1">A</text:span></text:p>
          <text:p text:style-name="P1"><text:span text:style-name="T1">CALZ</text:span><text:span text:style-name="T1">ATU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38.5cm" svg:y="27.5cm">
          <text:p text:style-name="P1"><text:span text:style-name="T1">CATEG</text:span><text:span text:style-name="T1">ORIA</text:span></text:p>
          <text:p text:style-name="P1"><text:span text:style-name="T1">LUDICO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0.172cm" svg:x1="21.483cm" svg:y1="9cm" svg:x2="23.46cm" svg:y2="9.2cm" draw:start-shape="id4" draw:start-glue-point="7" draw:end-shape="id5" svg:d="M21483 9000h817v200h1160" svg:viewBox="0 0 1978 201">
          <text:p/>
        </draw:connector>
        <draw:custom-shape draw:style-name="gr39" draw:text-style-name="P3" xml:id="id34" draw:id="id34" draw:layer="layout" svg:width="2.3cm" svg:height="1.7cm" svg:x="22cm" svg:y="14.9cm">
          <text:p text:style-name="P1"><text:span text:style-name="T1">Fornitu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1.652cm" svg:x1="14.904cm" svg:y1="9.67cm" svg:x2="22cm" svg:y2="15.75cm" draw:end-shape="id34" draw:end-glue-point="3" svg:d="M14904 9670h1646v6080h5450" svg:viewBox="0 0 7097 6081">
          <text:p/>
        </draw:connector>
        <draw:frame draw:style-name="gr16" draw:text-style-name="P4" draw:layer="layout" svg:width="1.66cm" svg:height="0.779cm" svg:x="14.74cm" svg:y="9.1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16.8cm" svg:y="16.122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2.601cm" svg:x1="35.15cm" svg:y1="23.4cm" svg:x2="23.15cm" svg:y2="16.6cm" draw:start-shape="id33" draw:start-glue-point="0" draw:end-shape="id34" draw:end-glue-point="6" svg:d="M35150 23400v-6000h-12000v-800" svg:viewBox="0 0 12001 6801">
          <text:p/>
        </draw:connector>
        <draw:frame draw:style-name="gr16" draw:text-style-name="P4" draw:layer="layout" svg:width="1.66cm" svg:height="0.779cm" svg:x="34.94cm" svg:y="22.821cm">
          <draw:text-box>
            <text:p><text:span text:style-name="T2">(1, n</text:span><text:span text:style-name="T1">)</text:span></text:p>
          </draw:text-box>
        </draw:frame>
        <draw:connector draw:style-name="gr7" draw:text-style-name="P2" draw:layer="layout" draw:line-skew="-9.199cm" svg:x1="10.3cm" svg:y1="25.29cm" svg:x2="29.198cm" svg:y2="24.561cm" draw:end-shape="id35" draw:end-glue-point="2" svg:d="M10300 25290v-729h18898" svg:viewBox="0 0 18899 730">
          <text:p/>
        </draw:connector>
        <draw:connector draw:style-name="gr7" draw:text-style-name="P2" xml:id="id35" draw:id="id35" draw:layer="layout" draw:line-skew="1.071cm" svg:x1="29.198cm" svg:y1="24.561cm" svg:x2="33.315cm" svg:y2="20.373cm" draw:end-shape="id36" draw:end-glue-point="2" svg:d="M29198 24561v-772h4117v-3416" svg:viewBox="0 0 4118 4189">
          <text:p/>
        </draw:connector>
        <draw:connector draw:style-name="gr7" draw:text-style-name="P2" xml:id="id36" draw:id="id36" draw:layer="layout" draw:line-skew="2.741cm" svg:x1="33.315cm" svg:y1="20.373cm" svg:x2="24.3cm" svg:y2="15.75cm" draw:end-shape="id34" draw:end-glue-point="7" svg:d="M33315 20373h-1515v-4623h-7500" svg:viewBox="0 0 9016 4624">
          <text:p/>
        </draw:connector>
        <draw:frame draw:style-name="gr16" draw:text-style-name="P4" draw:layer="layout" svg:width="1.66cm" svg:height="0.779cm" svg:x="9.1cm" svg:y="24.7cm">
          <draw:text-box>
            <text:p><text:span text:style-name="T2">(1, n</text:span><text:span text:style-name="T1">)</text:span></text:p>
          </draw:text-box>
        </draw:frame>
        <draw:connector draw:style-name="gr7" draw:text-style-name="P1" draw:layer="layout" svg:x1="14.8cm" svg:y1="19.9cm" svg:x2="16.348cm" svg:y2="19.022cm" draw:start-shape="id29" draw:start-glue-point="4" draw:end-shape="id37" draw:end-glue-point="3" svg:d="M14800 19900v-878h1548" svg:viewBox="0 0 1549 879">
          <text:p/>
        </draw:connector>
        <draw:connector draw:style-name="gr7" draw:text-style-name="P1" xml:id="id37" draw:id="id37" draw:layer="layout" svg:x1="17.859cm" svg:y1="17.493cm" svg:x2="16.348cm" svg:y2="19.022cm" svg:d="M17859 17493v765h-1511v764" svg:viewBox="0 0 1512 1530">
          <text:p/>
        </draw:connector>
        <draw:g>
          <draw:custom-shape draw:style-name="gr11" draw:text-style-name="P1" draw:layer="layout" svg:width="0.487cm" svg:height="1cm" svg:x="18.313cm" svg:y="17.5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2" draw:text-style-name="P1" draw:layer="layout" svg:width="8.8cm" svg:height="0.2cm" svg:x="17.7cm" svg:y="18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4cm" svg:height="1.6cm" svg:x="17.6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0.7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6.201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3" draw:text-style-name="P2" draw:layer="layout" svg:width="0.4cm" svg:height="1.6cm" svg:x="23.202cm" svg:y="18.7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0" draw:text-style-name="P2" xml:id="id38" draw:id="id38" draw:layer="layout" svg:width="3.5cm" svg:height="1.1cm" svg:x="7.8cm" svg:y="14.5cm">
          <text:p text:style-name="P1"><text:span text:style-name="T1">CAM</text:span><text:span text:style-name="T1">PAG</text:span><text:span text:style-name="T1">NA</text:span></text:p>
          <text:p text:style-name="P1"><text:span text:style-name="T1">PRO</text:span><text:span text:style-name="T1">MOZI</text:span><text:span text:style-name="T1">ONA</text:span><text:span text:style-name="T1">LE</text:span></text:p>
          <draw:enhanced-geometry svg:viewBox="0 0 21600 21600" draw:type="rectangle" draw:enhanced-path="M 0 0 L 21600 0 21600 21600 0 21600 0 0 Z N"/>
        </draw:custom-shape>
        <draw:custom-shape draw:style-name="gr41" draw:text-style-name="P3" xml:id="id39" draw:id="id39" draw:layer="layout" svg:width="2.4cm" svg:height="1.3cm" svg:x="10.6cm" svg:y="12.1cm">
          <text:p text:style-name="P1"><text:span text:style-name="T1">organizz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4.5cm" svg:x2="11.8cm" svg:y2="13.4cm" draw:start-shape="id38" draw:start-glue-point="0" draw:end-shape="id39" draw:end-glue-point="6" svg:d="M9550 14500v-549h2250v-551" svg:viewBox="0 0 2251 1101">
          <text:p/>
        </draw:connector>
        <draw:connector draw:style-name="gr7" draw:text-style-name="P1" draw:layer="layout" svg:x1="11.8cm" svg:y1="12.1cm" svg:x2="12.127cm" svg:y2="9.798cm" draw:start-shape="id39" draw:start-glue-point="4" svg:d="M11800 12100v-1401h327v-901" svg:viewBox="0 0 328 2303">
          <text:p/>
        </draw:connector>
        <draw:frame draw:style-name="gr16" draw:text-style-name="P4" draw:layer="layout" svg:width="1.66cm" svg:height="0.779cm" svg:x="11.9cm" svg:y="9.722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cm" svg:height="0.779cm" svg:x="9.4cm" svg:y="13.921cm">
          <draw:text-box>
            <text:p><text:span text:style-name="T2">(1, 1</text:span><text:span text:style-name="T1">)</text:span></text:p>
          </draw:text-box>
        </draw:frame>
        <draw:custom-shape draw:style-name="gr42" draw:text-style-name="P3" xml:id="id40" draw:id="id40" draw:layer="layout" svg:width="2cm" svg:height="1.1cm" svg:x="13cm" svg:y="17.5cm">
          <text:p text:style-name="P1"><text:span text:style-name="T1">inclus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9.55cm" svg:y1="15.6cm" svg:x2="14cm" svg:y2="17.5cm" draw:start-shape="id38" draw:start-glue-point="2" draw:end-shape="id40" draw:end-glue-point="4" svg:d="M9550 15600v950h4450v950" svg:viewBox="0 0 4451 1901">
          <text:p/>
        </draw:connector>
        <draw:connector draw:style-name="gr7" draw:text-style-name="P1" draw:layer="layout" draw:line-skew="0.35cm" svg:x1="15cm" svg:y1="18.05cm" svg:x2="16.998cm" svg:y2="17.438cm" draw:start-shape="id40" draw:start-glue-point="7" svg:d="M15000 18050h1600v-612h398" svg:viewBox="0 0 1999 613">
          <text:p/>
        </draw:connector>
        <draw:frame draw:style-name="gr16" draw:text-style-name="P4" draw:layer="layout" svg:width="1.66cm" svg:height="0.779cm" svg:x="15.4cm" svg:y="17.421cm">
          <draw:text-box>
            <text:p><text:span text:style-name="T2">(0, n</text:span><text:span text:style-name="T1">)</text:span></text:p>
          </draw:text-box>
        </draw:frame>
        <draw:frame draw:style-name="gr16" draw:text-style-name="P4" draw:layer="layout" svg:width="1.66cm" svg:height="0.779cm" svg:x="9.34cm" svg:y="15.621cm">
          <draw:text-box>
            <text:p><text:span text:style-name="T2">(1, n</text:span><text:span text:style-name="T1">)</text:span></text:p>
          </draw:text-box>
        </draw:frame>
        <draw:custom-shape draw:style-name="gr26" draw:text-style-name="P2" draw:layer="layout" svg:width="3.4cm" svg:height="1.2cm" svg:x="16.1cm" svg:y="20.3cm">
          <text:p text:style-name="P1"><text:span text:style-name="T1">ABBI</text:span><text:span text:style-name="T1">GLIA</text:span><text:span text:style-name="T1">MENT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.7cm" svg:height="1.1cm" svg:x="19.8cm" svg:y="20.3cm">
          <text:p text:style-name="P1"><text:span text:style-name="T1">CALZ</text:span><text:span text:style-name="T1">ATUR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8cm" svg:height="1cm" svg:x="22.9cm" svg:y="20.3cm">
          <text:p text:style-name="P1"><text:span text:style-name="T1">LUDI</text:span><text:span text:style-name="T1">CO</text:span>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6cm" svg:height="0.6cm" svg:x="14.5cm" svg:y="22.6cm">
          <text:p text:style-name="P1"><text:span text:style-name="T1">UOMO</text:span></text:p>
          <draw:enhanced-geometry svg:viewBox="0 0 21600 21600" draw:type="rectangle" draw:enhanced-path="M 0 0 L 21600 0 21600 21600 0 21600 0 0 Z N"/>
        </draw:custom-shape>
        <draw:custom-shape draw:style-name="gr44" draw:text-style-name="P2" draw:layer="layout" svg:width="1.7cm" svg:height="0.6cm" svg:x="16.6cm" svg:y="22.6cm">
          <text:p text:style-name="P1"><text:span text:style-name="T1">DON</text:span><text:span text:style-name="T1">NA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18.5cm" svg:y="22.6cm">
          <text:p text:style-name="P1"><text:span text:style-name="T1">B</text:span><text:span text:style-name="T1">A</text:span><text:span text:style-name="T1">M</text:span><text:span text:style-name="T1">B</text:span><text:span text:style-name="T1">I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46" draw:text-style-name="P1" draw:layer="layout" svg:width="0.26cm" svg:height="0.393cm" svg:x="17.299cm" svg:y="21.5cm">
              <text:p/>
              <draw:enhanced-geometry svg:viewBox="0 0 21600 21600" draw:text-areas="?f0 ?f7 ?f2 21600" draw:type="up-arrow" draw:modifiers="5400 5400" draw:enhanced-path="M ?f0 21600 L ?f0 ?f1 0 ?f1 10800 0 21600 ?f1 ?f2 ?f1 ?f2 2160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style-name="gr47" draw:text-style-name="P1" draw:layer="layout" svg:width="4.694cm" svg:height="0.079cm" svg:x="15.052cm" svg:y="21.893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8" draw:text-style-name="P2" draw:layer="layout" svg:width="0.214cm" svg:height="0.628cm" svg:x="14.999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7.34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19.586cm" svg:y="21.9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38" draw:text-style-name="P2" xml:id="id47" draw:id="id47" draw:layer="layout" svg:width="2.9cm" svg:height="1.1cm" svg:x="26cm" svg:y="20.3cm">
          <text:p text:style-name="P1"><text:span text:style-name="T1">A</text:span><text:span text:style-name="T1">LI</text:span><text:span text:style-name="T1">M</text:span><text:span text:style-name="T1">E</text:span><text:span text:style-name="T1">N</text:span><text:span text:style-name="T1">T</text:span><text:span text:style-name="T1">A</text:span><text:span text:style-name="T1">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6.8cm" svg:y="22.5cm">
          <text:p text:style-name="P1"><text:span text:style-name="T1">S</text:span><text:span text:style-name="T1">E</text:span><text:span text:style-name="T1">N</text:span><text:span text:style-name="T1">Z</text:span><text:span text:style-name="T1">A</text:span></text:p>
          <text:p text:style-name="P1"><text:span text:style-name="T1">G</text:span><text:span text:style-name="T1">R</text:span><text:span text:style-name="T1">A</text:span><text:span text:style-name="T1">S</text:span><text:span text:style-name="T1">S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49" draw:text-style-name="P2" draw:layer="layout" svg:width="1.9cm" svg:height="1cm" svg:x="29cm" svg:y="22.5cm">
          <text:p text:style-name="P1"><text:span text:style-name="T1">SE</text:span><text:span text:style-name="T1">NZA</text:span></text:p>
          <text:p text:style-name="P1"><text:span text:style-name="T1">GL</text:span><text:span text:style-name="T1">UTI</text:span><text:span text:style-name="T1">NE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9cm" svg:height="0.6cm" svg:x="31.2cm" svg:y="22.5cm">
          <text:p text:style-name="P1"><text:span text:style-name="T1">V</text:span><text:span text:style-name="T1">E</text:span><text:span text:style-name="T1">G</text:span><text:span text:style-name="T1">A</text:span><text:span text:style-name="T1">N</text:span><text:span text:style-name="T1">O</text:span></text:p>
          <draw:enhanced-geometry svg:viewBox="0 0 21600 21600" draw:type="rectangle" draw:enhanced-path="M 0 0 L 21600 0 21600 21600 0 21600 0 0 Z N"/>
        </draw:custom-shape>
        <draw:g>
          <draw:custom-shape draw:style-name="gr46" draw:text-style-name="P1" draw:layer="layout" svg:width="0.26cm" svg:height="0.393cm" svg:x="27.3cm" svg:y="21.4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7" draw:text-style-name="P1" draw:layer="layout" svg:width="4.694cm" svg:height="0.079cm" svg:x="27.053cm" svg:y="21.7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2" draw:layer="layout" svg:width="0.214cm" svg:height="0.628cm" svg:x="2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29.34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8" draw:text-style-name="P2" draw:layer="layout" svg:width="0.214cm" svg:height="0.628cm" svg:x="31.587cm" svg:y="21.872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g>
            <draw:custom-shape draw:style-name="gr50" draw:text-style-name="P5" draw:layer="layout" svg:width="0.2cm" svg:height="0.2cm" svg:x="1.6cm" svg:y="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1" draw:text-style-name="P6" draw:layer="layout" svg:x1="1.7cm" svg:y1="8.2cm" svg:x2="1.7cm" svg:y2="8.6cm">
              <text:p/>
            </draw:line>
          </draw:g>
          <draw:frame draw:style-name="gr52" draw:text-style-name="P7" draw:layer="layout" svg:width="1.4cm" svg:height="0.408cm" svg:x="1cm" svg:y="7.7cm">
            <draw:text-box>
              <text:p><text:span text:style-name="T3">codice_locale</text:span></text:p>
            </draw:text-box>
          </draw:frame>
        </draw:g>
        <draw:g>
          <draw:g>
            <draw:line draw:style-name="gr51" draw:text-style-name="P6" draw:layer="layout" svg:x1="2.9cm" svg:y1="8.2cm" svg:x2="2.9cm" svg:y2="8.6cm">
              <text:p/>
            </draw:line>
            <draw:custom-shape draw:style-name="gr53" draw:text-style-name="P8" draw:layer="layout" svg:width="0.2cm" svg:height="0.2cm" svg:x="2.801cm" svg:y="8.00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2.4cm" svg:y="7.701cm">
            <draw:text-box>
              <text:p><text:span text:style-name="T3">superficie</text:span></text:p>
            </draw:text-box>
          </draw:frame>
        </draw:g>
        <draw:g>
          <draw:custom-shape draw:style-name="gr50" draw:text-style-name="P5" draw:layer="layout" svg:width="0.2cm" svg:height="0.2cm" draw:transform="rotate (-1.5707963267949) translate (11.3cm 8.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1.3cm" svg:y1="8.7cm" svg:x2="11.7cm" svg:y2="8.7cm">
            <text:p/>
          </draw:line>
        </draw:g>
        <draw:frame draw:style-name="gr52" draw:text-style-name="P7" draw:layer="layout" svg:width="0.9cm" svg:height="0.408cm" svg:x="10.8cm" svg:y="8.317cm">
          <draw:text-box>
            <text:p><text:span text:style-name="T3">P.IVA</text:span></text:p>
          </draw:text-box>
        </draw:frame>
        <draw:g>
          <draw:line draw:style-name="gr51" draw:text-style-name="P6" draw:layer="layout" svg:x1="12cm" svg:y1="8.4cm" svg:x2="12cm" svg:y2="8.6cm">
            <text:p/>
          </draw:line>
          <draw:custom-shape draw:style-name="gr53" draw:text-style-name="P8" draw:layer="layout" svg:width="0.2cm" svg:height="0.2cm" svg:x="11.9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1.389cm" svg:y="7.892cm">
          <draw:text-box>
            <text:p><text:span text:style-name="T3">num_telefono</text:span></text:p>
          </draw:text-box>
        </draw:frame>
        <draw:g>
          <draw:line draw:style-name="gr51" draw:text-style-name="P6" draw:layer="layout" svg:x1="12.9cm" svg:y1="8.2cm" svg:x2="12.9cm" svg:y2="8.6cm">
            <text:p/>
          </draw:line>
          <draw:custom-shape draw:style-name="gr53" draw:text-style-name="P8" draw:layer="layout" svg:width="0.2cm" svg:height="0.2cm" svg:x="12.801cm" svg:y="8.0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2cm" svg:y="7.701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14.401cm" svg:y1="8.201cm" svg:x2="14.401cm" svg:y2="8.601cm">
            <text:p/>
          </draw:line>
          <draw:custom-shape draw:style-name="gr53" draw:text-style-name="P8" draw:layer="layout" svg:width="0.2cm" svg:height="0.2cm" svg:x="14.302cm" svg:y="8.0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7" draw:layer="layout" svg:width="1.3cm" svg:height="0.779cm" svg:x="13.8cm" svg:y="7.6cm">
          <draw:text-box>
            <text:p><text:span text:style-name="T3">Indirizzo_</text:span></text:p>
            <text:p><text:span text:style-name="T3">sede_fisica</text:span></text:p>
          </draw:text-box>
        </draw:frame>
        <draw:g>
          <draw:line draw:style-name="gr51" draw:text-style-name="P6" draw:layer="layout" svg:x1="14.8cm" svg:y1="8.4cm" svg:x2="14.8cm" svg:y2="8.6cm">
            <text:p/>
          </draw:line>
          <draw:custom-shape draw:style-name="gr53" draw:text-style-name="P8" draw:layer="layout" svg:width="0.2cm" svg:height="0.2cm" svg:x="14.701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4cm" svg:height="0.565cm" svg:x="14.6cm" svg:y="7.801cm">
          <draw:text-box>
            <text:p><text:span text:style-name="T3">Indirizzo_</text:span></text:p>
            <text:p><text:span text:style-name="T3">sede_legale</text:span></text:p>
          </draw:text-box>
        </draw:frame>
        <draw:g>
          <draw:custom-shape draw:style-name="gr50" draw:text-style-name="P5" draw:layer="layout" svg:width="0.2cm" svg:height="0.2cm" svg:x="23.6cm" svg:y="8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3.7cm" svg:y1="8.2cm" svg:x2="23.7cm" svg:y2="8.6cm">
            <text:p/>
          </draw:line>
        </draw:g>
        <draw:frame draw:style-name="gr52" draw:text-style-name="P7" draw:layer="layout" svg:width="1.5cm" svg:height="0.408cm" svg:x="23cm" svg:y="7.717cm">
          <draw:text-box>
            <text:p><text:span text:style-name="T3">c</text:span><text:span text:style-name="T3">o</text:span><text:span text:style-name="T3">d</text:span><text:span text:style-name="T3">i</text:span><text:span text:style-name="T3">c</text:span><text:span text:style-name="T3">e</text:span><text:span text:style-name="T3">_</text:span><text:span text:style-name="T3">r</text:span><text:span text:style-name="T3">e</text:span><text:span text:style-name="T3">p</text:span><text:span text:style-name="T3">a</text:span><text:span text:style-name="T3">rt</text:span><text:span text:style-name="T3">o</text:span></text:p>
          </draw:text-box>
        </draw:frame>
        <draw:g>
          <draw:custom-shape draw:style-name="gr50" draw:text-style-name="P5" draw:layer="layout" svg:width="0.2cm" svg:height="0.2cm" svg:x="11.9cm" svg:y="1.6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2cm" svg:y1="1.8cm" svg:x2="12cm" svg:y2="2.2cm">
            <text:p/>
          </draw:line>
        </draw:g>
        <draw:frame draw:style-name="gr54" draw:text-style-name="P7" draw:layer="layout" svg:width="1.7cm" svg:height="0.515cm" svg:x="11.3cm" svg:y="1.317cm">
          <draw:text-box>
            <text:p><text:span text:style-name="T3">codice_magazzino</text:span></text:p>
          </draw:text-box>
        </draw:frame>
        <draw:g>
          <draw:custom-shape draw:style-name="gr50" draw:text-style-name="P5" draw:layer="layout" svg:width="0.2cm" svg:height="0.2cm" draw:transform="rotate (-3.14159265358979) translate (21.4cm 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1.3cm" svg:y1="3.7cm" svg:x2="21.3cm" svg:y2="3.3cm">
            <text:p/>
          </draw:line>
        </draw:g>
        <draw:frame draw:style-name="gr54" draw:text-style-name="P7" draw:layer="layout" svg:width="1.7cm" svg:height="0.515cm" svg:x="20.4cm" svg:y="3.785cm">
          <draw:text-box>
            <text:p><text:span text:style-name="T3">codice_scaffale</text:span></text:p>
          </draw:text-box>
        </draw:frame>
        <draw:g>
          <draw:custom-shape draw:style-name="gr50" draw:text-style-name="P5" draw:layer="layout" svg:width="0.2cm" svg:height="0.2cm" svg:x="16.5cm" svg:y="3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6.6cm" svg:y1="3.9cm" svg:x2="16.6cm" svg:y2="4.3cm">
            <text:p/>
          </draw:line>
        </draw:g>
        <draw:frame draw:style-name="gr54" draw:text-style-name="P7" draw:layer="layout" svg:width="1.7cm" svg:height="0.515cm" svg:x="15.9cm" svg:y="3.417cm">
          <draw:text-box>
            <text:p><text:span text:style-name="T3">codice_ripiano</text:span></text:p>
          </draw:text-box>
        </draw:frame>
        <draw:g>
          <draw:custom-shape draw:style-name="gr50" draw:text-style-name="P5" draw:layer="layout" svg:width="0.2cm" svg:height="0.2cm" svg:x="2.4cm" svg:y="11.9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2.5cm" svg:y1="12.1cm" svg:x2="2.5cm" svg:y2="12.5cm">
            <text:p/>
          </draw:line>
        </draw:g>
        <draw:frame draw:style-name="gr54" draw:text-style-name="P7" draw:layer="layout" svg:width="1.7cm" svg:height="0.515cm" svg:x="1.8cm" svg:y="11.617cm">
          <draw:text-box>
            <text:p><text:span text:style-name="T3">codice_scontrino</text:span></text:p>
          </draw:text-box>
        </draw:frame>
        <draw:g>
          <draw:line draw:style-name="gr51" draw:text-style-name="P6" draw:layer="layout" svg:x1="3.9cm" svg:y1="12.1cm" svg:x2="3.9cm" svg:y2="12.5cm">
            <text:p/>
          </draw:line>
          <draw:custom-shape draw:style-name="gr53" draw:text-style-name="P8" draw:layer="layout" svg:width="0.2cm" svg:height="0.2cm" svg:x="3.801cm" svg:y="11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8cm" svg:height="0.408cm" svg:x="3.5cm" svg:y="11.601cm">
          <draw:text-box>
            <text:p><text:span text:style-name="T3">data</text:span></text:p>
          </draw:text-box>
        </draw:frame>
        <draw:g>
          <draw:custom-shape draw:style-name="gr50" draw:text-style-name="P5" draw:layer="layout" svg:width="0.2cm" svg:height="0.2cm" draw:transform="rotate (-1.5707963267949) translate (1.699cm 16.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.699cm" svg:y1="16.4cm" svg:x2="2.099cm" svg:y2="16.4cm">
            <text:p/>
          </draw:line>
        </draw:g>
        <draw:frame draw:style-name="gr54" draw:text-style-name="P7" draw:layer="layout" svg:width="1.7cm" svg:height="0.515cm" svg:x="0.9cm" svg:y="16.016cm">
          <draw:text-box>
            <text:p><text:span text:style-name="T3">codice_carta</text:span></text:p>
          </draw:text-box>
        </draw:frame>
        <draw:g>
          <draw:line draw:style-name="gr51" draw:text-style-name="P6" draw:layer="layout" svg:x1="4.7cm" svg:y1="15.699cm" svg:x2="4.7cm" svg:y2="16.099cm">
            <text:p/>
          </draw:line>
          <draw:custom-shape draw:style-name="gr53" draw:text-style-name="P8" draw:layer="layout" svg:width="0.2cm" svg:height="0.2cm" svg:x="4.601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.9cm" svg:y="15.2cm">
          <draw:text-box>
            <text:p><text:span text:style-name="T3">data_scadenza</text:span></text:p>
          </draw:text-box>
        </draw:frame>
        <draw:g>
          <draw:line draw:style-name="gr51" draw:text-style-name="P6" draw:layer="layout" svg:x1="3.9cm" svg:y1="12.101cm" svg:x2="3.9cm" svg:y2="12.501cm">
            <text:p/>
          </draw:line>
          <draw:custom-shape draw:style-name="gr53" draw:text-style-name="P8" draw:layer="layout" svg:width="0.2cm" svg:height="0.2cm" svg:x="3.801cm" svg:y="11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.6cm" svg:y1="15.7cm" svg:x2="2.6cm" svg:y2="16.1cm">
            <text:p/>
          </draw:line>
          <draw:custom-shape draw:style-name="gr53" draw:text-style-name="P8" draw:layer="layout" svg:width="0.2cm" svg:height="0.2cm" svg:x="2.501cm" svg:y="15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1cm">
          <draw:text-box>
            <text:p><text:span text:style-name="T3">data_emissione</text:span></text:p>
          </draw:text-box>
        </draw:frame>
        <draw:g>
          <draw:custom-shape draw:style-name="gr50" draw:text-style-name="P5" draw:layer="layout" svg:width="0.2cm" svg:height="0.2cm" draw:transform="rotate (-3.14159265358979) translate (19.2cm 18.102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19.1cm" svg:y1="17.902cm" svg:x2="19.1cm" svg:y2="17.502cm">
            <text:p/>
          </draw:line>
        </draw:g>
        <draw:frame draw:style-name="gr52" draw:text-style-name="P7" draw:layer="layout" svg:width="1.5cm" svg:height="0.408cm" svg:x="18.5cm" svg:y="18cm">
          <draw:text-box>
            <text:p><text:span text:style-name="T3">codice_a_barre</text:span></text:p>
          </draw:text-box>
        </draw:frame>
        <draw:frame draw:style-name="gr52" draw:text-style-name="P7" draw:layer="layout" svg:width="0.9cm" svg:height="0.408cm" svg:x="19.4cm" svg:y="17.8cm">
          <draw:text-box>
            <text:p><text:span text:style-name="T3">nome</text:span></text:p>
          </draw:text-box>
        </draw:frame>
        <draw:g>
          <draw:line draw:style-name="gr51" draw:text-style-name="P6" draw:layer="layout" svg:x1="19.8cm" svg:y1="17.7cm" svg:x2="19.801cm" svg:y2="17.503cm">
            <text:p/>
          </draw:line>
          <draw:custom-shape draw:style-name="gr53" draw:text-style-name="P8" draw:layer="layout" svg:width="0.2cm" svg:height="0.2cm" draw:transform="rotate (-3.14159265358979) translate (19.9cm 17.9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9.799cm" svg:y1="16.3cm" svg:x2="19.799cm" svg:y2="16.7cm">
            <text:p/>
          </draw:line>
          <draw:custom-shape draw:style-name="gr53" draw:text-style-name="P8" draw:layer="layout" svg:width="0.2cm" svg:height="0.2cm" svg:x="19.7cm" svg:y="16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20.101cm" svg:y1="17.4cm" svg:x2="19.904cm" svg:y2="17.4cm">
            <text:p/>
          </draw:line>
          <draw:custom-shape draw:style-name="gr53" draw:text-style-name="P8" draw:layer="layout" svg:width="0.2cm" svg:height="0.2cm" draw:transform="rotate (-1.56573487196411) translate (20.302cm 17.2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0.1cm" svg:y="17.217cm">
          <draw:text-box>
            <text:p><text:span text:style-name="T3">marca</text:span></text:p>
          </draw:text-box>
        </draw:frame>
        <draw:g>
          <draw:custom-shape draw:style-name="gr50" draw:text-style-name="P5" draw:layer="layout" svg:width="0.2cm" svg:height="0.2cm" draw:transform="rotate (-1.5707963267949) translate (7.401cm 14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401cm" svg:y1="15cm" svg:x2="7.801cm" svg:y2="15cm">
            <text:p/>
          </draw:line>
        </draw:g>
        <draw:frame draw:style-name="gr55" draw:text-style-name="P7" draw:layer="layout" svg:width="1.7cm" svg:height="0.565cm" svg:x="6.3cm" svg:y="14.518cm">
          <draw:text-box>
            <text:p><text:span text:style-name="T3">codice_campagna_</text:span></text:p>
            <text:p><text:span text:style-name="T3">promozionale</text:span></text:p>
          </draw:text-box>
        </draw:frame>
        <draw:g>
          <draw:line draw:style-name="gr51" draw:text-style-name="P6" draw:layer="layout" svg:x1="8.9cm" svg:y1="14.101cm" svg:x2="8.9cm" svg:y2="14.501cm">
            <text:p/>
          </draw:line>
          <draw:custom-shape draw:style-name="gr53" draw:text-style-name="P8" draw:layer="layout" svg:width="0.2cm" svg:height="0.2cm" svg:x="8.801cm" svg:y="13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8.3cm" svg:y="13.60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8.9cm" svg:y1="14.102cm" svg:x2="8.9cm" svg:y2="14.502cm">
            <text:p/>
          </draw:line>
          <draw:custom-shape draw:style-name="gr53" draw:text-style-name="P8" draw:layer="layout" svg:width="0.2cm" svg:height="0.2cm" svg:x="8.8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8.2cm" svg:y1="14.102cm" svg:x2="8.2cm" svg:y2="14.502cm">
            <text:p/>
          </draw:line>
          <draw:custom-shape draw:style-name="gr53" draw:text-style-name="P8" draw:layer="layout" svg:width="0.2cm" svg:height="0.2cm" svg:x="8.101cm" svg:y="13.9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2cm" svg:height="0.408cm" svg:x="7.6cm" svg:y="13.603cm">
          <draw:text-box>
            <text:p><text:span text:style-name="T3">data_fine</text:span></text:p>
          </draw:text-box>
        </draw:frame>
        <draw:g>
          <draw:line draw:style-name="gr51" draw:text-style-name="P6" draw:layer="layout" svg:x1="8.2cm" svg:y1="14.103cm" svg:x2="8.2cm" svg:y2="14.503cm">
            <text:p/>
          </draw:line>
          <draw:custom-shape draw:style-name="gr53" draw:text-style-name="P8" draw:layer="layout" svg:width="0.2cm" svg:height="0.2cm" svg:x="8.101cm" svg:y="13.9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9.8cm" svg:y="19.5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9.9cm" svg:y1="19.7cm" svg:x2="9.9cm" svg:y2="20.1cm">
            <text:p/>
          </draw:line>
        </draw:g>
        <draw:frame draw:style-name="gr52" draw:text-style-name="P7" draw:layer="layout" svg:width="1.4cm" svg:height="0.408cm" svg:x="9.3cm" svg:y="19.217cm">
          <draw:text-box>
            <text:p><text:span text:style-name="T3">codice_ordine</text:span></text:p>
          </draw:text-box>
        </draw:frame>
        <draw:g>
          <draw:custom-shape draw:style-name="gr50" draw:text-style-name="P5" draw:layer="layout" svg:width="0.2cm" svg:height="0.2cm" svg:x="7.6cm" svg:y="24.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7.7cm" svg:y1="24.9cm" svg:x2="7.7cm" svg:y2="25.3cm">
            <text:p/>
          </draw:line>
        </draw:g>
        <draw:frame draw:style-name="gr52" draw:text-style-name="P7" draw:layer="layout" svg:width="0.9cm" svg:height="0.408cm" svg:x="7.3cm" svg:y="24.417cm">
          <draw:text-box>
            <text:p><text:span text:style-name="T3">P.IVA</text:span></text:p>
          </draw:text-box>
        </draw:frame>
        <draw:g>
          <draw:line draw:style-name="gr51" draw:text-style-name="P6" draw:layer="layout" svg:x1="7.101cm" svg:y1="25.5cm" svg:x2="7.501cm" svg:y2="25.5cm">
            <text:p/>
          </draw:line>
          <draw:custom-shape draw:style-name="gr53" draw:text-style-name="P8" draw:layer="layout" svg:width="0.2cm" svg:height="0.2cm" draw:transform="rotate (1.5707963267949) translate (6.902cm 25.59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6.2cm" svg:y="25.102cm">
          <draw:text-box>
            <text:p><text:span text:style-name="T3">ragione_sociale</text:span></text:p>
          </draw:text-box>
        </draw:frame>
        <draw:g>
          <draw:line draw:style-name="gr51" draw:text-style-name="P6" draw:layer="layout" svg:x1="2.6cm" svg:y1="15.701cm" svg:x2="2.6cm" svg:y2="16.101cm">
            <text:p/>
          </draw:line>
          <draw:custom-shape draw:style-name="gr53" draw:text-style-name="P8" draw:layer="layout" svg:width="0.2cm" svg:height="0.2cm" svg:x="2.501cm" svg:y="15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.8cm" svg:y="15.202cm">
          <draw:text-box>
            <text:p><text:span text:style-name="T3">data_emissione</text:span></text:p>
          </draw:text-box>
        </draw:frame>
        <draw:g>
          <draw:line draw:style-name="gr51" draw:text-style-name="P6" draw:layer="layout" svg:x1="7.101cm" svg:y1="26.201cm" svg:x2="7.501cm" svg:y2="26.201cm">
            <text:p/>
          </draw:line>
          <draw:custom-shape draw:style-name="gr53" draw:text-style-name="P8" draw:layer="layout" svg:width="0.2cm" svg:height="0.2cm" draw:transform="rotate (1.5707963267949) translate (6.902cm 26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6.5cm" svg:y="25.803cm">
          <draw:text-box>
            <text:p><text:span text:style-name="T3">indirizzo</text:span></text:p>
          </draw:text-box>
        </draw:frame>
        <draw:g>
          <draw:custom-shape draw:style-name="gr50" draw:text-style-name="P5" draw:layer="layout" svg:width="0.2cm" svg:height="0.2cm" draw:transform="rotate (1.5707963267949) translate (37cm 23.9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7cm" svg:y1="23.8cm" svg:x2="36.6cm" svg:y2="23.8cm">
            <text:p/>
          </draw:line>
        </draw:g>
        <draw:frame draw:style-name="gr54" draw:text-style-name="P7" draw:layer="layout" svg:width="1.6cm" svg:height="0.515cm" svg:x="36.4cm" svg:y="23.4cm">
          <draw:text-box>
            <text:p><text:span text:style-name="T3">codice_categoria</text:span></text:p>
          </draw:text-box>
        </draw:frame>
        <draw:frame draw:style-name="gr52" draw:text-style-name="P7" draw:layer="layout" svg:width="0.9cm" svg:height="0.408cm" svg:x="16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16.4cm" svg:y1="19.9cm" svg:x2="16.4cm" svg:y2="20.3cm">
            <text:p/>
          </draw:line>
          <draw:custom-shape draw:style-name="gr53" draw:text-style-name="P8" draw:layer="layout" svg:width="0.2cm" svg:height="0.2cm" svg:x="16.3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1cm" svg:height="0.515cm" svg:x="16.7cm" svg:y="19.401cm">
          <draw:text-box>
            <text:p><text:span text:style-name="T3">materiale</text:span></text:p>
          </draw:text-box>
        </draw:frame>
        <draw:g>
          <draw:line draw:style-name="gr51" draw:text-style-name="P6" draw:layer="layout" svg:x1="17.2cm" svg:y1="19.901cm" svg:x2="17.2cm" svg:y2="20.301cm">
            <text:p/>
          </draw:line>
          <draw:custom-shape draw:style-name="gr53" draw:text-style-name="P8" draw:layer="layout" svg:width="0.2cm" svg:height="0.2cm" svg:x="17.1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0.9cm" svg:height="0.408cm" svg:x="21.2cm" svg:y="19.4cm">
          <draw:text-box>
            <text:p><text:span text:style-name="T3">taglia</text:span></text:p>
          </draw:text-box>
        </draw:frame>
        <draw:g>
          <draw:line draw:style-name="gr51" draw:text-style-name="P6" draw:layer="layout" svg:x1="21.6cm" svg:y1="19.9cm" svg:x2="21.6cm" svg:y2="20.3cm">
            <text:p/>
          </draw:line>
          <draw:custom-shape draw:style-name="gr53" draw:text-style-name="P8" draw:layer="layout" svg:width="0.2cm" svg:height="0.2cm" svg:x="21.5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23.7cm" svg:y="19.401cm">
          <draw:text-box>
            <text:p><text:span text:style-name="T3">eta_minima</text:span></text:p>
          </draw:text-box>
        </draw:frame>
        <draw:g>
          <draw:line draw:style-name="gr51" draw:text-style-name="P6" draw:layer="layout" svg:x1="24.4cm" svg:y1="19.901cm" svg:x2="24.4cm" svg:y2="20.301cm">
            <text:p/>
          </draw:line>
          <draw:custom-shape draw:style-name="gr53" draw:text-style-name="P8" draw:layer="layout" svg:width="0.2cm" svg:height="0.2cm" svg:x="24.3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34.2cm" svg:y="8.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4.3cm" svg:y1="8.3cm" svg:x2="34.3cm" svg:y2="8.7cm">
            <text:p/>
          </draw:line>
        </draw:g>
        <draw:frame draw:style-name="gr52" draw:text-style-name="P7" draw:layer="layout" svg:width="1.4cm" svg:height="0.408cm" svg:x="33.7cm" svg:y="7.817cm">
          <draw:text-box>
            <text:p><text:span text:style-name="T3">matricola</text:span></text:p>
          </draw:text-box>
        </draw:frame>
        <draw:frame draw:style-name="gr52" draw:text-style-name="P7" draw:layer="layout" svg:width="1.3cm" svg:height="0.408cm" svg:x="34.2cm" svg:y="22.5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4.9cm" svg:y1="23cm" svg:x2="34.9cm" svg:y2="23.4cm">
            <text:p/>
          </draw:line>
          <draw:custom-shape draw:style-name="gr53" draw:text-style-name="P8" draw:layer="layout" svg:width="0.2cm" svg:height="0.2cm" svg:x="34.801cm" svg:y="22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6" draw:text-style-name="P3" xml:id="id41" draw:id="id41" draw:layer="layout" svg:width="1.9cm" svg:height="1.5cm" svg:x="4.4cm" svg:y="10.2cm">
          <text:p text:style-name="P1"><text:span text:style-name="T1">rilasci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499cm" svg:x1="2.1cm" svg:y1="16.7cm" svg:x2="4.4cm" svg:y2="10.95cm" draw:start-shape="id13" draw:start-glue-point="3" draw:end-shape="id41" draw:end-glue-point="5" svg:d="M2100 16700h-1000v-5750h3300" svg:viewBox="0 0 3301 5751">
          <text:p/>
        </draw:connector>
        <draw:frame draw:style-name="gr16" draw:text-style-name="P4" draw:layer="layout" svg:width="1.66cm" svg:height="0.779cm" svg:x="0.84cm" svg:y="16.722cm">
          <draw:text-box>
            <text:p><text:span text:style-name="T2">(1, 1</text:span><text:span text:style-name="T1">)</text:span></text:p>
          </draw:text-box>
        </draw:frame>
        <draw:frame draw:style-name="gr16" draw:text-style-name="P4" draw:layer="layout" svg:width="1.66cm" svg:height="0.779cm" svg:x="8.94cm" svg:y="9.801cm">
          <draw:text-box>
            <text:p><text:span text:style-name="T2">(0, n</text:span><text:span text:style-name="T1">)</text:span></text:p>
          </draw:text-box>
        </draw:frame>
        <draw:connector draw:style-name="gr7" draw:text-style-name="P1" draw:layer="layout" draw:line-skew="1.091cm" svg:x1="6.321cm" svg:y1="10.946cm" svg:x2="11.697cm" svg:y2="9.248cm" svg:d="M6321 10946h3779v-1698h1597" svg:viewBox="0 0 5377 1699">
          <text:p/>
        </draw:connector>
        <draw:frame draw:style-name="gr16" draw:text-style-name="P4" draw:layer="layout" svg:width="1.6cm" svg:height="0.779cm" svg:x="17.4cm" svg:y="5.401cm">
          <draw:text-box>
            <text:p><text:span text:style-name="T2">(0, n</text:span><text:span text:style-name="T1">)</text:span></text:p>
          </draw:text-box>
        </draw:frame>
        <draw:g>
          <draw:g>
            <draw:line draw:style-name="gr51" draw:text-style-name="P6" draw:layer="layout" svg:x1="7.1cm" svg:y1="8.199cm" svg:x2="7.1cm" svg:y2="8.599cm">
              <text:p/>
            </draw:line>
            <draw:custom-shape draw:style-name="gr53" draw:text-style-name="P8" draw:layer="layout" svg:width="0.2cm" svg:height="0.2cm" svg:x="7.001cm" svg:y="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2" draw:text-style-name="P7" draw:layer="layout" svg:width="1.4cm" svg:height="0.408cm" svg:x="6.6cm" svg:y="7.7cm">
            <draw:text-box>
              <text:p><text:span text:style-name="T3">affitto</text:span></text:p>
            </draw:text-box>
          </draw:frame>
        </draw:g>
        <draw:g>
          <draw:line draw:style-name="gr51" draw:text-style-name="P6" draw:layer="layout" svg:x1="18.3cm" svg:y1="7cm" svg:x2="18.3cm" svg:y2="7.4cm">
            <text:p/>
          </draw:line>
          <draw:custom-shape draw:style-name="gr53" draw:text-style-name="P8" draw:layer="layout" svg:width="0.2cm" svg:height="0.2cm" svg:x="18.201cm" svg:y="6.8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7.8cm" svg:y="6.5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7cm" svg:y1="6.899cm" svg:x2="17cm" svg:y2="7.299cm">
            <text:p/>
          </draw:line>
          <draw:custom-shape draw:style-name="gr53" draw:text-style-name="P8" draw:layer="layout" svg:width="0.2cm" svg:height="0.2cm" svg:x="16.901cm" svg:y="6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5cm" svg:height="0.515cm" svg:x="16.5cm" svg:y="6.4cm">
          <draw:text-box>
            <text:p><text:span text:style-name="T3">soglia</text:span></text:p>
          </draw:text-box>
        </draw:frame>
        <draw:g>
          <draw:line draw:style-name="gr51" draw:text-style-name="P6" draw:layer="layout" svg:x1="30.299cm" svg:y1="7.999cm" svg:x2="30.299cm" svg:y2="8.399cm">
            <text:p/>
          </draw:line>
          <draw:custom-shape draw:style-name="gr53" draw:text-style-name="P8" draw:layer="layout" svg:width="0.2cm" svg:height="0.2cm" svg:x="30.2cm" svg:y="7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6cm" svg:y="7.3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19.799cm" svg:y1="16.301cm" svg:x2="19.799cm" svg:y2="16.701cm">
            <text:p/>
          </draw:line>
          <draw:custom-shape draw:style-name="gr53" draw:text-style-name="P8" draw:layer="layout" svg:width="0.2cm" svg:height="0.2cm" svg:x="19.7cm" svg:y="16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2cm" svg:y="15.801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0.799cm" svg:y1="8.5cm" svg:x2="30.799cm" svg:y2="8.9cm">
            <text:p/>
          </draw:line>
          <draw:custom-shape draw:style-name="gr53" draw:text-style-name="P8" draw:layer="layout" svg:width="0.2cm" svg:height="0.2cm" svg:x="30.7cm" svg:y="8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30.2cm" svg:y="8cm">
          <draw:text-box>
            <text:p><text:span text:style-name="T3">data_fine</text:span></text:p>
          </draw:text-box>
        </draw:frame>
        <draw:g>
          <draw:line draw:style-name="gr51" draw:text-style-name="P6" draw:layer="layout" svg:x1="29.699cm" svg:y1="8.4cm" svg:x2="29.699cm" svg:y2="8.8cm">
            <text:p/>
          </draw:line>
          <draw:custom-shape draw:style-name="gr53" draw:text-style-name="P8" draw:layer="layout" svg:width="0.2cm" svg:height="0.2cm" svg:x="29.6cm" svg:y="8.2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9.1cm" svg:y="7.9cm">
          <draw:text-box>
            <text:p><text:span text:style-name="T3">stipendio</text:span></text:p>
          </draw:text-box>
        </draw:frame>
        <draw:g>
          <draw:line draw:style-name="gr51" draw:text-style-name="P6" draw:layer="layout" svg:x1="24.699cm" svg:y1="11.299cm" svg:x2="24.699cm" svg:y2="11.699cm">
            <text:p/>
          </draw:line>
          <draw:custom-shape draw:style-name="gr53" draw:text-style-name="P8" draw:layer="layout" svg:width="0.2cm" svg:height="0.2cm" svg:x="24.6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cm" svg:x2="24.199cm" svg:y2="12.1cm">
            <text:p/>
          </draw:line>
          <draw:custom-shape draw:style-name="gr53" draw:text-style-name="P8" draw:layer="layout" svg:width="0.2cm" svg:height="0.2cm" svg:x="24.1cm" svg:y="11.5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25.699cm" svg:y1="11.5cm" svg:x2="25.699cm" svg:y2="11.9cm">
            <text:p/>
          </draw:line>
          <draw:custom-shape draw:style-name="gr53" draw:text-style-name="P8" draw:layer="layout" svg:width="0.2cm" svg:height="0.2cm" svg:x="25.6cm" svg:y="11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5.1cm" svg:y="11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23.6cm" svg:y="11.192cm">
          <draw:text-box>
            <text:p><text:span text:style-name="T3">data_fine</text:span></text:p>
          </draw:text-box>
        </draw:frame>
        <draw:g>
          <draw:line draw:style-name="gr51" draw:text-style-name="P6" draw:layer="layout" svg:x1="14.199cm" svg:y1="13.807cm" svg:x2="14.199cm" svg:y2="14.207cm">
            <text:p/>
          </draw:line>
          <draw:custom-shape draw:style-name="gr53" draw:text-style-name="P8" draw:layer="layout" svg:width="0.2cm" svg:height="0.2cm" svg:x="14.1cm" svg:y="13.6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3.6cm" svg:y="13.2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13.699cm" svg:y1="14.208cm" svg:x2="13.699cm" svg:y2="14.608cm">
            <text:p/>
          </draw:line>
          <draw:custom-shape draw:style-name="gr53" draw:text-style-name="P8" draw:layer="layout" svg:width="0.2cm" svg:height="0.2cm" svg:x="13.6cm" svg:y="14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99cm" svg:y1="14.008cm" svg:x2="14.999cm" svg:y2="14.408cm">
            <text:p/>
          </draw:line>
          <draw:custom-shape draw:style-name="gr53" draw:text-style-name="P8" draw:layer="layout" svg:width="0.2cm" svg:height="0.2cm" svg:x="14.9cm" svg:y="13.8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4.4cm" svg:y="13.508cm">
          <draw:text-box>
            <text:p><text:span text:style-name="T3">stipendio</text:span></text:p>
          </draw:text-box>
        </draw:frame>
        <draw:frame draw:style-name="gr52" draw:text-style-name="P7" draw:layer="layout" svg:width="1.5cm" svg:height="0.408cm" svg:x="13.1cm" svg:y="13.7cm">
          <draw:text-box>
            <text:p><text:span text:style-name="T3">data_fine</text:span></text:p>
          </draw:text-box>
        </draw:frame>
        <draw:g>
          <draw:line draw:style-name="gr51" draw:text-style-name="P6" draw:layer="layout" svg:x1="7.499cm" svg:y1="16.5cm" svg:x2="7.499cm" svg:y2="16.9cm">
            <text:p/>
          </draw:line>
          <draw:custom-shape draw:style-name="gr53" draw:text-style-name="P8" draw:layer="layout" svg:width="0.2cm" svg:height="0.2cm" svg:x="7.4cm" svg:y="16.3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7cm" svg:y="15.993cm">
          <draw:text-box>
            <text:p><text:span text:style-name="T3">quantita</text:span></text:p>
          </draw:text-box>
        </draw:frame>
        <draw:g>
          <draw:line draw:style-name="gr51" draw:text-style-name="P6" draw:layer="layout" svg:x1="19.999cm" svg:y1="11.208cm" svg:x2="19.999cm" svg:y2="11.608cm">
            <text:p/>
          </draw:line>
          <draw:custom-shape draw:style-name="gr53" draw:text-style-name="P8" draw:layer="layout" svg:width="0.2cm" svg:height="0.2cm" svg:x="19.9cm" svg:y="11.0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19.4cm" svg:y="10.7cm">
          <draw:text-box>
            <text:p><text:span text:style-name="T3">prezzo_base</text:span></text:p>
          </draw:text-box>
        </draw:frame>
        <draw:g>
          <draw:line draw:style-name="gr51" draw:text-style-name="P6" draw:layer="layout" svg:x1="24.699cm" svg:y1="11.3cm" svg:x2="24.699cm" svg:y2="11.7cm">
            <text:p/>
          </draw:line>
          <draw:custom-shape draw:style-name="gr53" draw:text-style-name="P8" draw:layer="layout" svg:width="0.2cm" svg:height="0.2cm" svg:x="24.6cm" svg:y="11.1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4.1cm" svg:y="10.693cm">
          <draw:text-box>
            <text:p><text:span text:style-name="T3">data_inizio</text:span></text:p>
          </draw:text-box>
        </draw:frame>
        <draw:g>
          <draw:line draw:style-name="gr51" draw:text-style-name="P6" draw:layer="layout" svg:x1="24.199cm" svg:y1="11.701cm" svg:x2="24.199cm" svg:y2="12.101cm">
            <text:p/>
          </draw:line>
          <draw:custom-shape draw:style-name="gr53" draw:text-style-name="P8" draw:layer="layout" svg:width="0.2cm" svg:height="0.2cm" svg:x="24.1cm" svg:y="11.5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5cm" svg:height="0.408cm" svg:x="23.6cm" svg:y="11.193cm">
          <draw:text-box>
            <text:p><text:span text:style-name="T3">data_fine</text:span></text:p>
          </draw:text-box>
        </draw:frame>
        <draw:g>
          <draw:line draw:style-name="gr51" draw:text-style-name="P6" draw:layer="layout" svg:x1="11.5cm" svg:y1="17.899cm" svg:x2="11.5cm" svg:y2="18.299cm">
            <text:p/>
          </draw:line>
          <draw:custom-shape draw:style-name="gr53" draw:text-style-name="P8" draw:layer="layout" svg:width="0.2cm" svg:height="0.2cm" svg:x="11.401cm" svg:y="17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0.9cm" svg:y="17.4cm">
          <draw:text-box>
            <text:p><text:span text:style-name="T3">data_ordine</text:span></text:p>
          </draw:text-box>
        </draw:frame>
        <draw:g>
          <draw:line draw:style-name="gr51" draw:text-style-name="P6" draw:layer="layout" svg:x1="11.5cm" svg:y1="17.9cm" svg:x2="11.5cm" svg:y2="18.3cm">
            <text:p/>
          </draw:line>
          <draw:custom-shape draw:style-name="gr53" draw:text-style-name="P8" draw:layer="layout" svg:width="0.2cm" svg:height="0.2cm" svg:x="11.401cm" svg:y="17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9cm" svg:y1="17.599cm" svg:x2="14.9cm" svg:y2="17.999cm">
            <text:p/>
          </draw:line>
          <draw:custom-shape draw:style-name="gr53" draw:text-style-name="P8" draw:layer="layout" svg:width="0.2cm" svg:height="0.2cm" svg:x="14.801cm" svg:y="17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8cm" svg:height="0.565cm" svg:x="14cm" svg:y="17.1cm">
          <draw:text-box>
            <text:p><text:span text:style-name="T3">percentuale_sconto</text:span></text:p>
          </draw:text-box>
        </draw:frame>
        <draw:g>
          <draw:line draw:style-name="gr51" draw:text-style-name="P6" draw:layer="layout" svg:x1="14.9cm" svg:y1="17.6cm" svg:x2="14.9cm" svg:y2="18cm">
            <text:p/>
          </draw:line>
          <draw:custom-shape draw:style-name="gr53" draw:text-style-name="P8" draw:layer="layout" svg:width="0.2cm" svg:height="0.2cm" svg:x="14.801cm" svg:y="17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14.3cm" svg:y1="19.9cm" svg:x2="14.3cm" svg:y2="20.3cm">
            <text:p/>
          </draw:line>
          <draw:custom-shape draw:style-name="gr53" draw:text-style-name="P8" draw:layer="layout" svg:width="0.2cm" svg:height="0.2cm" svg:x="14.201cm" svg:y="19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13.7cm" svg:y="19.401cm">
          <draw:text-box>
            <text:p><text:span text:style-name="T3">quantita</text:span></text:p>
          </draw:text-box>
        </draw:frame>
        <draw:g>
          <draw:line draw:style-name="gr51" draw:text-style-name="P6" draw:layer="layout" svg:x1="14.3cm" svg:y1="19.901cm" svg:x2="14.3cm" svg:y2="20.301cm">
            <text:p/>
          </draw:line>
          <draw:custom-shape draw:style-name="gr53" draw:text-style-name="P8" draw:layer="layout" svg:width="0.2cm" svg:height="0.2cm" svg:x="14.201cm" svg:y="19.7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7" draw:text-style-name="P2" xml:id="id44" draw:id="id44" draw:layer="layout" svg:width="2.6cm" svg:height="1.1cm" svg:x="38.9cm" svg:y="8.7cm">
          <text:p text:style-name="P1"><text:span text:style-name="T1">CLIE</text:span><text:span text:style-name="T1">NTE</text:span></text:p>
          <text:p text:style-name="P1"><text:span text:style-name="T1"><text:s/></text:span><text:span text:style-name="T1">FEDE</text:span><text:span text:style-name="T1">LE</text:span></text:p>
          <draw:enhanced-geometry svg:viewBox="0 0 21600 21600" draw:type="rectangle" draw:enhanced-path="M 0 0 L 21600 0 21600 21600 0 21600 0 0 Z N"/>
        </draw:custom-shape>
        <draw:connector draw:style-name="gr7" draw:text-style-name="P1" xml:id="id42" draw:id="id42" draw:layer="layout" svg:x1="4.7cm" svg:y1="28.6cm" svg:x2="40.817cm" svg:y2="29.104cm" draw:start-shape="id15" draw:start-glue-point="7" svg:d="M4700 28600h18310v504h17807" svg:viewBox="0 0 36118 505">
          <text:p/>
        </draw:connector>
        <draw:connector draw:style-name="gr7" draw:text-style-name="P1" xml:id="id43" draw:id="id43" draw:layer="layout" draw:line-skew="0.271cm" svg:x1="40.817cm" svg:y1="29.104cm" svg:x2="40.196cm" svg:y2="11.399cm" draw:start-shape="id42" draw:start-glue-point="3" svg:d="M40817 29104h772v-17705h-1393" svg:viewBox="0 0 1394 17706">
          <text:p/>
        </draw:connector>
        <draw:connector draw:style-name="gr7" draw:text-style-name="P1" draw:layer="layout" svg:x1="40.196cm" svg:y1="11.399cm" svg:x2="40.2cm" svg:y2="9.8cm" draw:start-shape="id43" draw:start-glue-point="3" draw:end-shape="id44" draw:end-glue-point="2" svg:d="M40196 11399v-799h4v-800" svg:viewBox="0 0 5 1600">
          <text:p/>
        </draw:connector>
        <draw:custom-shape draw:style-name="gr58" draw:text-style-name="P2" xml:id="id46" draw:id="id46" draw:layer="layout" svg:width="3.189cm" svg:height="1.3cm" svg:x="37.789cm" svg:y="18.107cm">
          <text:p text:style-name="P1"><text:span text:style-name="T1">VALORE</text:span></text:p>
          <text:p text:style-name="P1"><text:span text:style-name="T1">NUTRIZION</text:span><text:span text:style-name="T1">ALE</text:span></text:p>
          <draw:enhanced-geometry svg:viewBox="0 0 21600 21600" draw:type="rectangle" draw:enhanced-path="M 0 0 L 21600 0 21600 21600 0 21600 0 0 Z N"/>
        </draw:custom-shape>
        <draw:custom-shape draw:style-name="gr37" draw:text-style-name="P3" xml:id="id45" draw:id="id45" draw:layer="layout" svg:width="1.8cm" svg:height="1.6cm" svg:x="36.089cm" svg:y="20.207cm">
          <text:p text:style-name="P1"><text:span text:style-name="T1">Valor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37.889cm" svg:y1="21.007cm" svg:x2="39.383cm" svg:y2="19.407cm" draw:start-shape="id45" draw:start-glue-point="7" draw:end-shape="id46" draw:end-glue-point="2" svg:d="M37889 21007h1494v-1600" svg:viewBox="0 0 1495 1601">
          <text:p/>
        </draw:connector>
        <draw:connector draw:style-name="gr7" draw:text-style-name="P1" draw:layer="layout" svg:x1="36.089cm" svg:y1="21.007cm" svg:x2="28.9cm" svg:y2="20.85cm" draw:start-shape="id45" draw:start-glue-point="5" draw:end-shape="id47" draw:end-glue-point="1" svg:d="M36089 21007h-3594v-157h-3595" svg:viewBox="0 0 7190 158">
          <text:p/>
        </draw:connector>
        <draw:frame draw:style-name="gr16" draw:text-style-name="P4" draw:layer="layout" svg:width="1.66cm" svg:height="0.779cm" svg:x="39.629cm" svg:y="19.607cm">
          <draw:text-box>
            <text:p><text:span text:style-name="T2">(1, n</text:span><text:span text:style-name="T1">)</text:span></text:p>
          </draw:text-box>
        </draw:frame>
        <draw:frame draw:style-name="gr16" draw:text-style-name="P4" draw:layer="layout" svg:width="1.66cm" svg:height="0.779cm" svg:x="28.929cm" svg:y="20.207cm">
          <draw:text-box>
            <text:p><text:span text:style-name="T2">(1, n</text:span><text:span text:style-name="T1">)</text:span></text:p>
          </draw:text-box>
        </draw:frame>
        <draw:frame draw:style-name="gr52" draw:text-style-name="P7" draw:layer="layout" svg:width="1.3cm" svg:height="0.408cm" svg:x="37.889cm" svg:y="17.207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7cm" svg:x2="38.489cm" svg:y2="18.107cm">
            <text:p/>
          </draw:line>
          <draw:custom-shape draw:style-name="gr53" draw:text-style-name="P8" draw:layer="layout" svg:width="0.2cm" svg:height="0.2cm" svg:x="38.39cm" svg:y="17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9.089cm" svg:y="17.208cm">
          <draw:text-box>
            <text:p><text:span text:style-name="T3">nome</text:span></text:p>
          </draw:text-box>
        </draw:frame>
        <draw:g>
          <draw:line draw:style-name="gr51" draw:text-style-name="P6" draw:layer="layout" svg:x1="39.489cm" svg:y1="17.708cm" svg:x2="39.489cm" svg:y2="18.108cm">
            <text:p/>
          </draw:line>
          <draw:custom-shape draw:style-name="gr53" draw:text-style-name="P8" draw:layer="layout" svg:width="0.2cm" svg:height="0.2cm" svg:x="39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889cm" svg:y="17.208cm">
          <draw:text-box>
            <text:p><text:span text:style-name="T3">descrizione</text:span></text:p>
          </draw:text-box>
        </draw:frame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17.708cm" svg:x2="38.489cm" svg:y2="18.108cm">
            <text:p/>
          </draw:line>
          <draw:custom-shape draw:style-name="gr53" draw:text-style-name="P8" draw:layer="layout" svg:width="0.2cm" svg:height="0.2cm" svg:x="38.39cm" svg:y="17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0" draw:text-style-name="P5" draw:layer="layout" svg:width="0.2cm" svg:height="0.2cm" svg:x="40.289cm" svg:y="17.507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40.389cm" svg:y1="17.707cm" svg:x2="40.389cm" svg:y2="18.107cm">
            <text:p/>
          </draw:line>
        </draw:g>
        <draw:frame draw:style-name="gr52" draw:text-style-name="P7" draw:layer="layout" svg:width="1.4cm" svg:height="0.408cm" svg:x="39.789cm" svg:y="17.224cm">
          <draw:text-box>
            <text:p><text:span text:style-name="T3">codice_valore</text:span></text:p>
          </draw:text-box>
        </draw:frame>
        <draw:g>
          <draw:line draw:style-name="gr51" draw:text-style-name="P6" draw:layer="layout" svg:x1="21.299cm" svg:y1="11.109cm" svg:x2="21.299cm" svg:y2="11.509cm">
            <text:p/>
          </draw:line>
          <draw:custom-shape draw:style-name="gr53" draw:text-style-name="P8" draw:layer="layout" svg:width="0.2cm" svg:height="0.2cm" svg:x="21.2cm" svg:y="10.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589cm" svg:height="0.565cm" svg:x="20.6cm" svg:y="10.601cm">
          <draw:text-box>
            <text:p><text:span text:style-name="T3">quantita_esposta</text:span></text:p>
          </draw:text-box>
        </draw:frame>
        <draw:g>
          <draw:line draw:style-name="gr51" draw:text-style-name="P6" draw:layer="layout" svg:x1="25.389cm" svg:y1="8.207cm" svg:x2="25.389cm" svg:y2="8.607cm">
            <text:p/>
          </draw:line>
          <draw:custom-shape draw:style-name="gr53" draw:text-style-name="P8" draw:layer="layout" svg:width="0.2cm" svg:height="0.2cm" svg:x="25.29cm" svg:y="8.0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0.9cm" svg:height="0.515cm" svg:x="24.989cm" svg:y="7.708cm">
          <draw:text-box>
            <text:p><text:span text:style-name="T3">nome</text:span></text:p>
          </draw:text-box>
        </draw:frame>
        <draw:g>
          <draw:line draw:style-name="gr51" draw:text-style-name="P6" draw:layer="layout" svg:x1="11.689cm" svg:y1="14.806cm" svg:x2="11.289cm" svg:y2="14.806cm">
            <text:p/>
          </draw:line>
          <draw:custom-shape draw:style-name="gr53" draw:text-style-name="P8" draw:layer="layout" svg:width="0.2cm" svg:height="0.2cm" draw:transform="rotate (-1.5707963267949) translate (11.888cm 14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6cm" svg:height="0.565cm" svg:x="11.689cm" svg:y="14.6cm">
          <draw:text-box>
            <text:p><text:span text:style-name="T3">descrizione</text:span></text:p>
          </draw:text-box>
        </draw:frame>
        <draw:frame draw:style-name="gr52" draw:text-style-name="P7" draw:layer="layout" svg:width="1.4cm" svg:height="0.408cm" svg:x="38.389cm" svg:y="7.823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9.389cm" svg:y="7.823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40.589cm" svg:y="7.823cm">
          <draw:text-box>
            <text:p><text:span text:style-name="T3">eta</text:span></text:p>
          </draw:text-box>
        </draw:frame>
        <draw:frame draw:style-name="gr52" draw:text-style-name="P7" draw:layer="layout" svg:width="0.9cm" svg:height="0.408cm" svg:x="40.989cm" svg:y="7.823cm">
          <draw:text-box>
            <text:p><text:span text:style-name="T3">sesso</text:span></text:p>
          </draw:text-box>
        </draw:frame>
        <draw:g>
          <draw:custom-shape draw:style-name="gr50" draw:text-style-name="P5" draw:layer="layout" svg:width="0.2cm" svg:height="0.2cm" draw:transform="rotate (-3.14159265358979) translate (39.089cm 8.30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1" draw:text-style-name="P6" draw:layer="layout" svg:x1="38.989cm" svg:y1="8.307cm" svg:x2="38.989cm" svg:y2="8.707cm">
            <text:p/>
          </draw:line>
        </draw:g>
        <draw:g>
          <draw:line draw:style-name="gr51" draw:text-style-name="P6" draw:layer="layout" svg:x1="39.79cm" svg:y1="8.306cm" svg:x2="39.79cm" svg:y2="8.706cm">
            <text:p/>
          </draw:line>
          <draw:custom-shape draw:style-name="gr53" draw:text-style-name="P8" draw:layer="layout" svg:width="0.2cm" svg:height="0.2cm" draw:transform="rotate (-3.14159265358979) translate (39.8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7.789cm" svg:y="8.399cm">
          <draw:text-box>
            <text:p><text:span text:style-name="T3">cognome</text:span></text:p>
          </draw:text-box>
        </draw:frame>
        <draw:g>
          <draw:line draw:style-name="gr51" draw:text-style-name="P6" draw:layer="layout" svg:x1="38.48cm" svg:y1="8.766cm" svg:x2="38.88cm" svg:y2="8.766cm">
            <text:p/>
          </draw:line>
          <draw:custom-shape draw:style-name="gr53" draw:text-style-name="P8" draw:layer="layout" svg:width="0.2cm" svg:height="0.2cm" draw:transform="rotate (1.5707963267949) translate (38.281cm 8.86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40.89cm" svg:y1="8.306cm" svg:x2="40.89cm" svg:y2="8.706cm">
            <text:p/>
          </draw:line>
          <draw:custom-shape draw:style-name="gr53" draw:text-style-name="P8" draw:layer="layout" svg:width="0.2cm" svg:height="0.2cm" draw:transform="rotate (-3.14159265358979) translate (40.9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41.39cm" svg:y1="8.306cm" svg:x2="41.39cm" svg:y2="8.706cm">
            <text:p/>
          </draw:line>
          <draw:custom-shape draw:style-name="gr53" draw:text-style-name="P8" draw:layer="layout" svg:width="0.2cm" svg:height="0.2cm" draw:transform="rotate (-3.14159265358979) translate (41.489cm 8.307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789cm" svg:y="8.807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8.489cm" svg:y1="9.192cm" svg:x2="38.889cm" svg:y2="9.192cm">
            <text:p/>
          </draw:line>
          <draw:custom-shape draw:style-name="gr53" draw:text-style-name="P8" draw:layer="layout" svg:width="0.2cm" svg:height="0.2cm" draw:transform="rotate (1.5707963267949) translate (38.29cm 9.29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9.193cm" svg:x2="38.889cm" svg:y2="9.193cm">
            <text:p/>
          </draw:line>
          <draw:custom-shape draw:style-name="gr53" draw:text-style-name="P8" draw:layer="layout" svg:width="0.2cm" svg:height="0.2cm" draw:transform="rotate (1.5707963267949) translate (38.29cm 9.29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7.789cm" svg:y="9.222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8.489cm" svg:y1="9.607cm" svg:x2="38.889cm" svg:y2="9.607cm">
            <text:p/>
          </draw:line>
          <draw:custom-shape draw:style-name="gr53" draw:text-style-name="P8" draw:layer="layout" svg:width="0.2cm" svg:height="0.2cm" draw:transform="rotate (1.5707963267949) translate (38.29cm 9.7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8.489cm" svg:y1="9.608cm" svg:x2="38.889cm" svg:y2="9.608cm">
            <text:p/>
          </draw:line>
          <draw:custom-shape draw:style-name="gr53" draw:text-style-name="P8" draw:layer="layout" svg:width="0.2cm" svg:height="0.2cm" draw:transform="rotate (1.5707963267949) translate (38.29cm 9.70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3cm" svg:height="0.565cm" svg:x="38.489cm" svg:y="9.707cm">
          <draw:text-box>
            <text:p><text:span text:style-name="T3">indirizzo_</text:span></text:p>
            <text:p><text:span text:style-name="T3">residenza</text:span></text:p>
          </draw:text-box>
        </draw:frame>
        <draw:g>
          <draw:line draw:style-name="gr51" draw:text-style-name="P6" draw:layer="layout" svg:x1="39.393cm" svg:y1="10.207cm" svg:x2="39.393cm" svg:y2="9.807cm">
            <text:p/>
          </draw:line>
          <draw:custom-shape draw:style-name="gr53" draw:text-style-name="P8" draw:layer="layout" svg:width="0.2cm" svg:height="0.2cm" draw:transform="rotate (-3.14159265358979) translate (39.492cm 10.4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4cm" svg:height="0.408cm" svg:x="32.189cm" svg:y="7.807cm">
          <draw:text-box>
            <text:p><text:span text:style-name="T3">codice_fiscale</text:span></text:p>
          </draw:text-box>
        </draw:frame>
        <draw:frame draw:style-name="gr52" draw:text-style-name="P7" draw:layer="layout" svg:width="0.9cm" svg:height="0.408cm" svg:x="33.189cm" svg:y="7.807cm">
          <draw:text-box>
            <text:p><text:span text:style-name="T3">nome</text:span></text:p>
          </draw:text-box>
        </draw:frame>
        <draw:frame draw:style-name="gr52" draw:text-style-name="P7" draw:layer="layout" svg:width="0.7cm" svg:height="0.408cm" svg:x="34.389cm" svg:y="7.807cm">
          <draw:text-box>
            <text:p><text:span text:style-name="T3">eta</text:span></text:p>
          </draw:text-box>
        </draw:frame>
        <draw:frame draw:style-name="gr52" draw:text-style-name="P7" draw:layer="layout" svg:width="0.9cm" svg:height="0.408cm" svg:x="34.789cm" svg:y="7.807cm">
          <draw:text-box>
            <text:p><text:span text:style-name="T3">sesso</text:span></text:p>
          </draw:text-box>
        </draw:frame>
        <draw:g>
          <draw:line draw:style-name="gr51" draw:text-style-name="P6" draw:layer="layout" svg:x1="33.59cm" svg:y1="8.29cm" svg:x2="33.59cm" svg:y2="8.69cm">
            <text:p/>
          </draw:line>
          <draw:custom-shape draw:style-name="gr53" draw:text-style-name="P8" draw:layer="layout" svg:width="0.2cm" svg:height="0.2cm" draw:transform="rotate (-3.14159265358979) translate (33.6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4.69cm" svg:y1="8.29cm" svg:x2="34.69cm" svg:y2="8.69cm">
            <text:p/>
          </draw:line>
          <draw:custom-shape draw:style-name="gr53" draw:text-style-name="P8" draw:layer="layout" svg:width="0.2cm" svg:height="0.2cm" draw:transform="rotate (-3.14159265358979) translate (34.7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19cm" svg:y1="8.29cm" svg:x2="35.19cm" svg:y2="8.69cm">
            <text:p/>
          </draw:line>
          <draw:custom-shape draw:style-name="gr53" draw:text-style-name="P8" draw:layer="layout" svg:width="0.2cm" svg:height="0.2cm" draw:transform="rotate (-3.14159265358979) translate (35.289cm 8.291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2.89cm" svg:y1="8.291cm" svg:x2="32.89cm" svg:y2="8.691cm">
            <text:p/>
          </draw:line>
          <draw:custom-shape draw:style-name="gr53" draw:text-style-name="P8" draw:layer="layout" svg:width="0.2cm" svg:height="0.2cm" draw:transform="rotate (-3.14159265358979) translate (32.989cm 8.2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1cm" svg:height="0.408cm" svg:x="36.589cm" svg:y="8.6cm">
          <draw:text-box>
            <text:p><text:span text:style-name="T3">cognome</text:span></text:p>
          </draw:text-box>
        </draw:frame>
        <draw:g>
          <draw:line draw:style-name="gr51" draw:text-style-name="P6" draw:layer="layout" svg:x1="36.578cm" svg:y1="8.767cm" svg:x2="36.178cm" svg:y2="8.767cm">
            <text:p/>
          </draw:line>
          <draw:custom-shape draw:style-name="gr53" draw:text-style-name="P8" draw:layer="layout" svg:width="0.2cm" svg:height="0.2cm" draw:transform="rotate (-1.5707963267949) translate (36.777cm 8.666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6.589cm" svg:y="9.008cm">
          <draw:text-box>
            <text:p><text:span text:style-name="T3">numero_figli</text:span></text:p>
          </draw:text-box>
        </draw:frame>
        <draw:g>
          <draw:line draw:style-name="gr51" draw:text-style-name="P6" draw:layer="layout" svg:x1="36.589cm" svg:y1="9.2cm" svg:x2="36.189cm" svg:y2="9.2cm">
            <text:p/>
          </draw:line>
          <draw:custom-shape draw:style-name="gr53" draw:text-style-name="P8" draw:layer="layout" svg:width="0.2cm" svg:height="0.2cm" draw:transform="rotate (-1.5707963267949) translate (36.788cm 9.1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2" draw:text-style-name="P7" draw:layer="layout" svg:width="1.3cm" svg:height="0.408cm" svg:x="36.589cm" svg:y="9.307cm">
          <draw:text-box>
            <text:p><text:span text:style-name="T3">stato_civile</text:span></text:p>
          </draw:text-box>
        </draw:frame>
        <draw:g>
          <draw:line draw:style-name="gr51" draw:text-style-name="P6" draw:layer="layout" svg:x1="36.589cm" svg:y1="9.605cm" svg:x2="36.189cm" svg:y2="9.605cm">
            <text:p/>
          </draw:line>
          <draw:custom-shape draw:style-name="gr53" draw:text-style-name="P8" draw:layer="layout" svg:width="0.2cm" svg:height="0.2cm" draw:transform="rotate (-1.5707963267949) translate (36.788cm 9.5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51" draw:text-style-name="P6" draw:layer="layout" svg:x1="35.79cm" svg:y1="8.291cm" svg:x2="35.79cm" svg:y2="8.691cm">
            <text:p/>
          </draw:line>
          <draw:custom-shape draw:style-name="gr53" draw:text-style-name="P8" draw:layer="layout" svg:width="0.2cm" svg:height="0.2cm" draw:transform="rotate (-3.14159265358979) translate (35.889cm 8.2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1cm" svg:height="0.565cm" svg:x="35.289cm" svg:y="7.807cm">
          <draw:text-box>
            <text:p><text:span text:style-name="T3">telefono</text:span></text:p>
          </draw:text-box>
        </draw:frame>
        <draw:frame draw:style-name="gr52" draw:text-style-name="P7" draw:layer="layout" svg:width="0.9cm" svg:height="0.408cm" svg:x="34.789cm" svg:y="7.807cm">
          <draw:text-box>
            <text:p><text:span text:style-name="T3">sesso</text:span></text:p>
          </draw:text-box>
        </draw:frame>
        <draw:g>
          <draw:line draw:style-name="gr51" draw:text-style-name="P6" draw:layer="layout" svg:x1="40.39cm" svg:y1="8.291cm" svg:x2="40.39cm" svg:y2="8.691cm">
            <text:p/>
          </draw:line>
          <draw:custom-shape draw:style-name="gr53" draw:text-style-name="P8" draw:layer="layout" svg:width="0.2cm" svg:height="0.2cm" draw:transform="rotate (-3.14159265358979) translate (40.489cm 8.292cm)">
            <text:p/>
            <draw:enhanced-geometry svg:viewBox="0 0 21600 21600" draw:mirror-horizontal="fals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7" draw:layer="layout" svg:width="1.1cm" svg:height="0.565cm" svg:x="39.889cm" svg:y="7.807cm">
          <draw:text-box>
            <text:p><text:span text:style-name="T3">telefono</text:span></text:p>
          </draw:text-box>
        </draw:frame>
        <draw:g>
          <draw:line draw:style-name="gr51" draw:text-style-name="P6" draw:layer="layout" svg:x1="13.8cm" svg:y1="8.401cm" svg:x2="13.8cm" svg:y2="8.601cm">
            <text:p/>
          </draw:line>
          <draw:custom-shape draw:style-name="gr53" draw:text-style-name="P8" draw:layer="layout" svg:width="0.2cm" svg:height="0.2cm" svg:x="13.701cm" svg:y="8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4" draw:text-style-name="P7" draw:layer="layout" svg:width="1.4cm" svg:height="0.515cm" svg:x="13.389cm" svg:y="7.907cm">
          <draw:text-box>
            <text:p><text:span text:style-name="T3">n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07cm" fo:margin-bottom="0.1cm" fo:margin-left="0.189cm" fo:margin-right="0.117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25:24.207969953</meta:creation-date>
    <dc:date>2018-07-02T22:32:34.077391260</dc:date>
    <meta:editing-duration>PT4H8M30S</meta:editing-duration>
    <meta:editing-cycles>117</meta:editing-cycles>
    <meta:generator>LibreOffice/5.4.6.2$Linux_X86_64 LibreOffice_project/40m0$Build-2</meta:generator>
    <meta:document-statistic meta:object-count="540"/>
  </office:meta>
</office:document-meta>
</file>